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3" style:family="table-cell" style:parent-style-name="Default" style:data-style-name="N1"/>
    <style:style style:name="ce1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9" style:family="table-cell" style:parent-style-name="Default" style:data-style-name="N4"/>
    <style:style style:name="ce2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USER-TEXT" table:style-name="ta1">
        <table:shapes>
          <draw:frame draw:z-index="0" draw:style-name="gr1" draw:text-style-name="P1" svg:width="16.01cm" svg:height="8.999cm" svg:x="13.689cm" svg:y="0.619cm">
            <draw:object draw:notify-on-update-of-ranges="'USER-TEXT'.A2:'USER-TEXT'.A21 'USER-TEXT'.B1:'USER-TEXT'.B1 'USER-TEXT'.B2:'USER-TEXT'.B21 'USER-TEXT'.C1:'USER-TEXT'.C1 'USER-TEXT'.C2:'USER-TEXT'.C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8.999cm" svg:x="13.689cm" svg:y="11.004cm">
            <draw:object draw:notify-on-update-of-ranges="'USER-TEXT'.B24:'USER-TEXT'.B24 'USER-TEXT'.B25:'USER-TEXT'.B44 'USER-TEXT'.C24:'USER-TEXT'.C24 'USER-TEXT'.C25:'USER-TEXT'.C44 'USER-TEXT'.D24:'USER-TEXT'.D24 'USER-TEXT'.D25:'USER-TEXT'.D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4" office:value-type="string" calcext:value-type="string">
            <text:p>Tweets</text:p>
          </table:table-cell>
          <table:table-cell table:style-name="ce2" office:value-type="string" calcext:value-type="string">
            <text:p>Users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 table:number-columns-spanned="7" table:number-rows-spanned="1">
            <text:p>Tweet and User Counts</text:p>
          </table:table-cell>
          <table:covered-table-cell table:style-name="ce1"/>
          <table:covered-table-cell table:style-name="ce16"/>
          <table:covered-table-cell table:style-name="ce19"/>
          <table:covered-table-cell table:number-columns-repeated="3" table:style-name="ce21"/>
          <table:table-cell table:style-name="ce21" table:number-columns-repeated="3"/>
          <table:table-cell table:style-name="ce1"/>
          <table:table-cell table:style-name="ce2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38" calcext:value-type="float">
            <text:p>44,038</text:p>
          </table:table-cell>
          <table:table-cell office:value-type="float" office:value="5760" calcext:value-type="float">
            <text:p>5,76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04" calcext:value-type="float">
            <text:p>39,204</text:p>
          </table:table-cell>
          <table:table-cell office:value-type="float" office:value="3343" calcext:value-type="float">
            <text:p>3,34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08" calcext:value-type="float">
            <text:p>36,408</text:p>
          </table:table-cell>
          <table:table-cell office:value-type="float" office:value="2411" calcext:value-type="float">
            <text:p>2,41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40" calcext:value-type="float">
            <text:p>34,040</text:p>
          </table:table-cell>
          <table:table-cell office:value-type="float" office:value="1819" calcext:value-type="float">
            <text:p>1,819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90" calcext:value-type="float">
            <text:p>32,090</text:p>
          </table:table-cell>
          <table:table-cell office:value-type="float" office:value="1429" calcext:value-type="float">
            <text:p>1,42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</text:p>
          </table:table-cell>
          <table:table-cell office:value-type="float" office:value="1165" calcext:value-type="float">
            <text:p>1,16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float" office:value="958" calcext:value-type="float">
            <text:p>95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float" office:value="826" calcext:value-type="float">
            <text:p>82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float" office:value="727" calcext:value-type="float">
            <text:p>72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float" office:value="647" calcext:value-type="float">
            <text:p>647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float" office:value="469" calcext:value-type="float">
            <text:p>469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float" office:value="421" calcext:value-type="float">
            <text:p>42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float" office:value="385" calcext:value-type="float">
            <text:p>385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float" office:value="349" calcext:value-type="float">
            <text:p>349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1492" calcext:value-type="float">
            <text:p>21492</text:p>
          </table:table-cell>
          <table:table-cell table:style-name="Default" office:value-type="float" office:value="296" calcext:value-type="float">
            <text:p>29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float" office:value="269" calcext:value-type="float">
            <text:p>269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Denier</text:p>
          </table:table-cell>
          <table:table-cell table:style-name="ce1"/>
          <table:table-cell table:style-name="ce4"/>
          <table:table-cell table:style-name="ce1" office:value-type="string" calcext:value-type="string" table:number-columns-spanned="7" table:number-rows-spanned="1">
            <text:p>Green and Denier Accounts per “follow the leader”</text:p>
          </table:table-cell>
          <table:covered-table-cell table:style-name="ce1"/>
          <table:covered-table-cell table:style-name="ce16"/>
          <table:covered-table-cell table:style-name="ce19"/>
          <table:covered-table-cell table:number-columns-repeated="3" table:style-name="ce21"/>
          <table:table-cell table:style-name="ce21" table:number-columns-repeated="3"/>
          <table:table-cell table:style-name="ce1"/>
          <table:table-cell table:style-name="ce21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table:style-name="ce13" table:number-columns-repeated="4"/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number-columns-repeated="2"/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number-columns-repeated="2"/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number-columns-repeated="2"/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3"/>
          <table:table-cell table:style-name="Default"/>
          <table:table-cell table:number-columns-repeated="9"/>
        </table:table-row>
      </table:table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438cm" svg:y="21.918cm">
            <draw:object draw:notify-on-update-of-ranges="CAUSE.A48:CAUSE.A67 CAUSE.B47:CAUSE.B47 CAUSE.B48:CAUSE.B67 CAUSE.C47:CAUSE.C47 CAUSE.C48:CAUSE.C67 CAUSE.D47:CAUSE.D47 CAUSE.D48:CAUSE.D67 CAUSE.F47:CAUSE.F47 CAUSE.F48:CAUSE.F67 CAUSE.H47:CAUSE.H47 CAUSE.H48:CAUSE.H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0.438cm" svg:y="31.918cm">
            <draw:object draw:notify-on-update-of-ranges="CAUSE.A71:CAUSE.A90 CAUSE.B70:CAUSE.B70 CAUSE.B71:CAUSE.B90 CAUSE.C70:CAUSE.C70 CAUSE.C71:CAUSE.C90 CAUSE.D70:CAUSE.D70 CAUSE.D71:CAUSE.D90 CAUSE.F70:CAUSE.F70 CAUSE.F71:CAUSE.F90 CAUSE.H70:CAUSE.H70 CAUSE.H71:CAUSE.H9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15.999cm" svg:height="8.999cm" svg:x="20.438cm" svg:y="84.483cm">
            <draw:object draw:notify-on-update-of-ranges="CAUSE.A186:CAUSE.A205 CAUSE.B185:CAUSE.B185 CAUSE.B186:CAUSE.B205 CAUSE.F185:CAUSE.F185 CAUSE.F186:CAUSE.F205 CAUSE.H185:CAUSE.H185 CAUSE.H186:CAUSE.H205 CAUSE.I185:CAUSE.I185 CAUSE.I186:CAUSE.I20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style-name="gr1" draw:text-style-name="P1" svg:width="15.999cm" svg:height="8.999cm" svg:x="20.438cm" svg:y="94.904cm">
            <draw:object draw:notify-on-update-of-ranges="CAUSE.A209:CAUSE.A228 CAUSE.B208:CAUSE.B208 CAUSE.B209:CAUSE.B228 CAUSE.F208:CAUSE.F208 CAUSE.F209:CAUSE.F228 CAUSE.H208:CAUSE.H208 CAUSE.H209:CAUSE.H228 CAUSE.I208:CAUSE.I208 CAUSE.I209:CAUSE.I22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6" draw:style-name="gr1" draw:text-style-name="P1" svg:width="15.999cm" svg:height="8.999cm" svg:x="20.438cm" svg:y="63.556cm">
            <draw:object draw:notify-on-update-of-ranges="CAUSE.A139:CAUSE.A158 CAUSE.B138:CAUSE.B138 CAUSE.B139:CAUSE.B158 CAUSE.C138:CAUSE.C138 CAUSE.C139:CAUSE.C158 CAUSE.D138:CAUSE.D138 CAUSE.D139:CAUSE.D158 CAUSE.E138:CAUSE.E138 CAUSE.E139:CAUSE.E15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9cm" svg:height="8.999cm" svg:x="20.438cm" svg:y="73.977cm">
            <draw:object draw:notify-on-update-of-ranges="CAUSE.A162:CAUSE.A181 CAUSE.B161:CAUSE.B161 CAUSE.B162:CAUSE.B181 CAUSE.C161:CAUSE.C161 CAUSE.C162:CAUSE.C181 CAUSE.D161:CAUSE.D161 CAUSE.D162:CAUSE.D181 CAUSE.E161:CAUSE.E161 CAUSE.E162:CAUSE.E18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8" draw:style-name="gr1" draw:text-style-name="P1" svg:width="15.999cm" svg:height="8.999cm" svg:x="20.438cm" svg:y="42.815cm">
            <draw:object draw:notify-on-update-of-ranges="CAUSE.A94:CAUSE.A113 CAUSE.B93:CAUSE.B93 CAUSE.B94:CAUSE.B113 CAUSE.C93:CAUSE.C93 CAUSE.C94:CAUSE.C113 CAUSE.E93:CAUSE.E93 CAUSE.E94:CAUSE.E113 CAUSE.F93:CAUSE.F93 CAUSE.F94:CAUSE.F113 CAUSE.I93:CAUSE.I93 CAUSE.I94:CAUSE.I1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438cm" svg:y="53.236cm">
            <draw:object draw:notify-on-update-of-ranges="CAUSE.A117:CAUSE.A136 CAUSE.B116:CAUSE.B116 CAUSE.B117:CAUSE.B136 CAUSE.C116:CAUSE.C116 CAUSE.C117:CAUSE.C136 CAUSE.E116:CAUSE.E116 CAUSE.E117:CAUSE.E136 CAUSE.F116:CAUSE.F116 CAUSE.F117:CAUSE.F136 CAUSE.I116:CAUSE.I116 CAUSE.I117:CAUSE.I1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office:value-type="percentage" office:value="0.017010935601458" calcext:value-type="percentage">
            <text:p>1.70%</text:p>
          </table:table-cell>
          <table:table-cell table:style-name="ce5" office:value-type="percentage" office:value="0.015969449748308" calcext:value-type="percentage">
            <text:p>1.60%</text:p>
          </table:table-cell>
          <table:table-cell table:style-name="ce5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 office:value-type="percentage" office:value="0.002603714632876" calcext:value-type="percentage">
            <text:p>0.26%</text:p>
          </table:table-cell>
          <table:table-cell table:number-columns-repeated="2" table:style-name="ce5" office:value-type="percentage" office:value="0.013539316090957" calcext:value-type="percentage">
            <text:p>1.35%</text:p>
          </table:table-cell>
          <table:table-cell table:style-name="ce5" office:value-type="percentage" office:value="0.013365735115431" calcext:value-type="percentage">
            <text:p>1.34%</text:p>
          </table:table-cell>
          <table:table-cell table:style-name="ce5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/>
          <table:table-cell table:style-name="ce4" office:value-type="string" calcext:value-type="string">
            <text:p>StrHCA</text:p>
          </table:table-cell>
          <table:table-cell table:style-name="ce1"/>
          <table:table-cell table:style-name="ce1" office:value-type="string" calcext:value-type="string">
            <text:p>GrnStrHCA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Green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/>
          <table:table-cell table:style-name="ce5" office:value-type="percentage" office:value="0.018226002430134" calcext:value-type="percentage">
            <text:p>1.82%</text:p>
          </table:table-cell>
          <table:table-cell table:style-name="ce5"/>
          <table:table-cell table:style-name="ce5" office:value-type="percentage" office:value="0.015969449748308" calcext:value-type="percentage">
            <text:p>1.60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/>
          <table:table-cell table:style-name="ce5" office:value-type="percentage" office:value="0.02482057416268" calcext:value-type="percentage">
            <text:p>2.48%</text:p>
          </table:table-cell>
          <table:table-cell table:style-name="ce5"/>
          <table:table-cell table:style-name="ce5" office:value-type="percentage" office:value="0.022129186602871" calcext:value-type="percentage">
            <text:p>2.21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/>
          <table:table-cell table:style-name="ce5" office:value-type="percentage" office:value="0.029436152570481" calcext:value-type="percentage">
            <text:p>2.94%</text:p>
          </table:table-cell>
          <table:table-cell table:style-name="ce5"/>
          <table:table-cell table:style-name="ce5" office:value-type="percentage" office:value="0.026948590381426" calcext:value-type="percentage">
            <text:p>2.69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/>
          <table:table-cell table:style-name="ce5" office:value-type="percentage" office:value="0.037362637362637" calcext:value-type="percentage">
            <text:p>3.74%</text:p>
          </table:table-cell>
          <table:table-cell table:style-name="ce5"/>
          <table:table-cell table:style-name="ce5" office:value-type="percentage" office:value="0.034065934065934" calcext:value-type="percentage">
            <text:p>3.41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/>
          <table:table-cell table:style-name="ce5" office:value-type="percentage" office:value="0.041258741258741" calcext:value-type="percentage">
            <text:p>4.13%</text:p>
          </table:table-cell>
          <table:table-cell table:style-name="ce5"/>
          <table:table-cell table:style-name="ce5" office:value-type="percentage" office:value="0.037762237762238" calcext:value-type="percentage">
            <text:p>3.78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/>
          <table:table-cell table:style-name="ce5" office:value-type="percentage" office:value="0.047169811320755" calcext:value-type="percentage">
            <text:p>4.72%</text:p>
          </table:table-cell>
          <table:table-cell table:style-name="ce5"/>
          <table:table-cell table:style-name="ce5" office:value-type="percentage" office:value="0.042881646655232" calcext:value-type="percentage">
            <text:p>4.29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/>
          <table:table-cell table:style-name="ce5" office:value-type="percentage" office:value="0.049009384775808" calcext:value-type="percentage">
            <text:p>4.90%</text:p>
          </table:table-cell>
          <table:table-cell table:style-name="ce5"/>
          <table:table-cell table:style-name="ce5" office:value-type="percentage" office:value="0.043795620437956" calcext:value-type="percentage">
            <text:p>4.38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/>
          <table:table-cell table:style-name="ce5" office:value-type="percentage" office:value="0.053204353083434" calcext:value-type="percentage">
            <text:p>5.32%</text:p>
          </table:table-cell>
          <table:table-cell table:style-name="ce5"/>
          <table:table-cell table:style-name="ce5" office:value-type="percentage" office:value="0.047158403869408" calcext:value-type="percentage">
            <text:p>4.72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/>
          <table:table-cell table:style-name="ce5" office:value-type="percentage" office:value="0.057692307692308" calcext:value-type="percentage">
            <text:p>5.77%</text:p>
          </table:table-cell>
          <table:table-cell table:style-name="ce5"/>
          <table:table-cell table:style-name="ce5" office:value-type="percentage" office:value="0.050824175824176" calcext:value-type="percentage">
            <text:p>5.08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/>
          <table:table-cell table:style-name="ce5" office:value-type="percentage" office:value="0.061728395061728" calcext:value-type="percentage">
            <text:p>6.17%</text:p>
          </table:table-cell>
          <table:table-cell table:style-name="ce5"/>
          <table:table-cell table:style-name="ce5" office:value-type="percentage" office:value="0.054012345679012" calcext:value-type="percentage">
            <text:p>5.40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/>
          <table:table-cell table:style-name="ce5" office:value-type="percentage" office:value="0.066549912434326" calcext:value-type="percentage">
            <text:p>6.65%</text:p>
          </table:table-cell>
          <table:table-cell table:style-name="ce5"/>
          <table:table-cell table:style-name="ce5" office:value-type="percentage" office:value="0.057793345008757" calcext:value-type="percentage">
            <text:p>5.78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/>
          <table:table-cell table:style-name="ce5" office:value-type="percentage" office:value="0.067961165048544" calcext:value-type="percentage">
            <text:p>6.80%</text:p>
          </table:table-cell>
          <table:table-cell table:style-name="ce5"/>
          <table:table-cell table:style-name="ce5" office:value-type="percentage" office:value="0.060194174757282" calcext:value-type="percentage">
            <text:p>6.02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/>
          <table:table-cell table:style-name="ce5" office:value-type="percentage" office:value="0.072340425531915" calcext:value-type="percentage">
            <text:p>7.23%</text:p>
          </table:table-cell>
          <table:table-cell table:style-name="ce5"/>
          <table:table-cell table:style-name="ce5" office:value-type="percentage" office:value="0.063829787234043" calcext:value-type="percentage">
            <text:p>6.38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/>
          <table:table-cell table:style-name="ce5" office:value-type="percentage" office:value="0.078199052132702" calcext:value-type="percentage">
            <text:p>7.82%</text:p>
          </table:table-cell>
          <table:table-cell table:style-name="ce5"/>
          <table:table-cell table:style-name="ce5" office:value-type="percentage" office:value="0.071090047393365" calcext:value-type="percentage">
            <text:p>7.11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/>
          <table:table-cell table:style-name="ce5" office:value-type="percentage" office:value="0.080310880829016" calcext:value-type="percentage">
            <text:p>8.03%</text:p>
          </table:table-cell>
          <table:table-cell table:style-name="ce5"/>
          <table:table-cell table:style-name="ce5" office:value-type="percentage" office:value="0.075129533678757" calcext:value-type="percentage">
            <text:p>7.51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/>
          <table:table-cell table:style-name="ce5" office:value-type="percentage" office:value="0.088571428571429" calcext:value-type="percentage">
            <text:p>8.86%</text:p>
          </table:table-cell>
          <table:table-cell table:style-name="ce5"/>
          <table:table-cell table:style-name="ce5" office:value-type="percentage" office:value="0.082857142857143" calcext:value-type="percentage">
            <text:p>8.29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/>
          <table:table-cell table:style-name="ce5" office:value-type="percentage" office:value="0.090062111801242" calcext:value-type="percentage">
            <text:p>9.01%</text:p>
          </table:table-cell>
          <table:table-cell table:style-name="ce5"/>
          <table:table-cell table:style-name="ce5" office:value-type="percentage" office:value="0.083850931677019" calcext:value-type="percentage">
            <text:p>8.39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/>
          <table:table-cell table:style-name="ce5" office:value-type="percentage" office:value="0.084175084175084" calcext:value-type="percentage">
            <text:p>8.42%</text:p>
          </table:table-cell>
          <table:table-cell table:style-name="ce5"/>
          <table:table-cell table:style-name="ce5" office:value-type="percentage" office:value="0.080808080808081" calcext:value-type="percentage">
            <text:p>8.08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/>
          <table:table-cell table:style-name="ce5" office:value-type="percentage" office:value="0.085185185185185" calcext:value-type="percentage">
            <text:p>8.52%</text:p>
          </table:table-cell>
          <table:table-cell table:style-name="ce5"/>
          <table:table-cell table:style-name="ce5" office:value-type="percentage" office:value="0.081481481481482" calcext:value-type="percentage">
            <text:p>8.15%</text:p>
          </table:table-cell>
          <table:table-cell table:style-name="ce5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/>
          <table:table-cell table:style-name="ce4" office:value-type="string" calcext:value-type="string">
            <text:p>StrNCA</text:p>
          </table:table-cell>
          <table:table-cell table:style-name="ce1"/>
          <table:table-cell table:style-name="ce1" office:value-type="string" calcext:value-type="string">
            <text:p>GrnStrNCA</text:p>
          </table:table-cell>
          <table:table-cell table:style-name="ce14"/>
          <table:table-cell table:style-name="ce18" office:value-type="string" calcext:value-type="string" table:number-columns-spanned="6" table:number-rows-spanned="1">
            <text:p><text:span text:style-name="T2">Green</text:span>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/>
          <table:table-cell table:style-name="ce5" office:value-type="percentage" office:value="0.013539316090957" calcext:value-type="percentage">
            <text:p>1.35%</text:p>
          </table:table-cell>
          <table:table-cell table:style-name="ce5"/>
          <table:table-cell table:style-name="ce5" office:value-type="percentage" office:value="0.013365735115431" calcext:value-type="percentage">
            <text:p>1.34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/>
          <table:table-cell table:style-name="ce5" office:value-type="percentage" office:value="0.019437799043062" calcext:value-type="percentage">
            <text:p>1.94%</text:p>
          </table:table-cell>
          <table:table-cell table:style-name="ce5"/>
          <table:table-cell table:style-name="ce5" office:value-type="percentage" office:value="0.019437799043062" calcext:value-type="percentage">
            <text:p>1.94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/>
          <table:table-cell table:style-name="ce5" office:value-type="percentage" office:value="0.023217247097844" calcext:value-type="percentage">
            <text:p>2.32%</text:p>
          </table:table-cell>
          <table:table-cell table:style-name="ce5"/>
          <table:table-cell table:style-name="ce5" office:value-type="percentage" office:value="0.023217247097844" calcext:value-type="percentage">
            <text:p>2.32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/>
          <table:table-cell table:style-name="ce5" office:value-type="percentage" office:value="0.026373626373626" calcext:value-type="percentage">
            <text:p>2.64%</text:p>
          </table:table-cell>
          <table:table-cell table:style-name="ce5"/>
          <table:table-cell table:style-name="ce5" office:value-type="percentage" office:value="0.026373626373626" calcext:value-type="percentage">
            <text:p>2.64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/>
          <table:table-cell table:style-name="ce5" office:value-type="percentage" office:value="0.029370629370629" calcext:value-type="percentage">
            <text:p>2.94%</text:p>
          </table:table-cell>
          <table:table-cell table:style-name="ce5"/>
          <table:table-cell table:style-name="ce5" office:value-type="percentage" office:value="0.029370629370629" calcext:value-type="percentage">
            <text:p>2.94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/>
          <table:table-cell table:style-name="ce5" office:value-type="percentage" office:value="0.032590051457976" calcext:value-type="percentage">
            <text:p>3.26%</text:p>
          </table:table-cell>
          <table:table-cell table:style-name="ce5"/>
          <table:table-cell table:style-name="ce5" office:value-type="percentage" office:value="0.032590051457976" calcext:value-type="percentage">
            <text:p>3.26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/>
          <table:table-cell table:style-name="ce5" office:value-type="percentage" office:value="0.038581856100104" calcext:value-type="percentage">
            <text:p>3.86%</text:p>
          </table:table-cell>
          <table:table-cell table:style-name="ce5"/>
          <table:table-cell table:style-name="ce5" office:value-type="percentage" office:value="0.038581856100104" calcext:value-type="percentage">
            <text:p>3.86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/>
          <table:table-cell table:style-name="ce5" office:value-type="percentage" office:value="0.035066505441354" calcext:value-type="percentage">
            <text:p>3.51%</text:p>
          </table:table-cell>
          <table:table-cell table:style-name="ce5"/>
          <table:table-cell table:style-name="ce5" office:value-type="percentage" office:value="0.035066505441354" calcext:value-type="percentage">
            <text:p>3.51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/>
          <table:table-cell table:style-name="ce5" office:value-type="percentage" office:value="0.038461538461539" calcext:value-type="percentage">
            <text:p>3.85%</text:p>
          </table:table-cell>
          <table:table-cell table:style-name="ce5"/>
          <table:table-cell table:style-name="ce5" office:value-type="percentage" office:value="0.038461538461539" calcext:value-type="percentage">
            <text:p>3.85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/>
          <table:table-cell table:style-name="ce5" office:value-type="percentage" office:value="0.037037037037037" calcext:value-type="percentage">
            <text:p>3.70%</text:p>
          </table:table-cell>
          <table:table-cell table:style-name="ce5"/>
          <table:table-cell table:style-name="ce5" office:value-type="percentage" office:value="0.037037037037037" calcext:value-type="percentage">
            <text:p>3.70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/>
          <table:table-cell table:style-name="ce5" office:value-type="percentage" office:value="0.040280210157618" calcext:value-type="percentage">
            <text:p>4.03%</text:p>
          </table:table-cell>
          <table:table-cell table:style-name="ce5"/>
          <table:table-cell table:style-name="ce5" office:value-type="percentage" office:value="0.040280210157618" calcext:value-type="percentage">
            <text:p>4.03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/>
          <table:table-cell table:style-name="ce5" office:value-type="percentage" office:value="0.042718446601942" calcext:value-type="percentage">
            <text:p>4.27%</text:p>
          </table:table-cell>
          <table:table-cell table:style-name="ce5"/>
          <table:table-cell table:style-name="ce5" office:value-type="percentage" office:value="0.042718446601942" calcext:value-type="percentage">
            <text:p>4.27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/>
          <table:table-cell table:style-name="ce5" office:value-type="percentage" office:value="0.040425531914894" calcext:value-type="percentage">
            <text:p>4.04%</text:p>
          </table:table-cell>
          <table:table-cell table:style-name="ce5"/>
          <table:table-cell table:style-name="ce5" office:value-type="percentage" office:value="0.040425531914894" calcext:value-type="percentage">
            <text:p>4.04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/>
          <table:table-cell table:style-name="ce5" office:value-type="percentage" office:value="0.042654028436019" calcext:value-type="percentage">
            <text:p>4.27%</text:p>
          </table:table-cell>
          <table:table-cell table:style-name="ce5"/>
          <table:table-cell table:style-name="ce5" office:value-type="percentage" office:value="0.042654028436019" calcext:value-type="percentage">
            <text:p>4.27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/>
          <table:table-cell table:style-name="ce5" office:value-type="percentage" office:value="0.044041450777202" calcext:value-type="percentage">
            <text:p>4.40%</text:p>
          </table:table-cell>
          <table:table-cell table:style-name="ce5"/>
          <table:table-cell table:style-name="ce5" office:value-type="percentage" office:value="0.044041450777202" calcext:value-type="percentage">
            <text:p>4.40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/>
          <table:table-cell table:style-name="ce5" office:value-type="percentage" office:value="0.042857142857143" calcext:value-type="percentage">
            <text:p>4.29%</text:p>
          </table:table-cell>
          <table:table-cell table:style-name="ce5"/>
          <table:table-cell table:style-name="ce5" office:value-type="percentage" office:value="0.042857142857143" calcext:value-type="percentage">
            <text:p>4.29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/>
          <table:table-cell table:style-name="ce5" office:value-type="percentage" office:value="0.046583850931677" calcext:value-type="percentage">
            <text:p>4.66%</text:p>
          </table:table-cell>
          <table:table-cell table:style-name="ce5"/>
          <table:table-cell table:style-name="ce5" office:value-type="percentage" office:value="0.046583850931677" calcext:value-type="percentage">
            <text:p>4.66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/>
          <table:table-cell table:style-name="ce5" office:value-type="percentage" office:value="0.047138047138047" calcext:value-type="percentage">
            <text:p>4.71%</text:p>
          </table:table-cell>
          <table:table-cell table:style-name="ce5"/>
          <table:table-cell table:style-name="ce5" office:value-type="percentage" office:value="0.047138047138047" calcext:value-type="percentage">
            <text:p>4.71%</text:p>
          </table:table-cell>
          <table:table-cell table:style-name="ce5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/>
          <table:table-cell table:style-name="ce5" office:value-type="percentage" office:value="0.051851851851852" calcext:value-type="percentage">
            <text:p>5.19%</text:p>
          </table:table-cell>
          <table:table-cell table:style-name="ce5"/>
          <table:table-cell table:style-name="ce5" office:value-type="percentage" office:value="0.051851851851852" calcext:value-type="percentage">
            <text:p>5.19%</text:p>
          </table:table-cell>
          <table:table-cell table:style-name="ce5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/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table:number-columns-repeated="2"/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<text:span text:style-name="T1">Denier</text:span> 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/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table:number-columns-repeated="2"/>
          <table:table-cell table:style-name="ce5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/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table:number-columns-repeated="2"/>
          <table:table-cell table:style-name="ce5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/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table:number-columns-repeated="2"/>
          <table:table-cell table:style-name="ce5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/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table:number-columns-repeated="2"/>
          <table:table-cell table:style-name="ce5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/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table:number-columns-repeated="2"/>
          <table:table-cell table:style-name="ce5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/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table:number-columns-repeated="2"/>
          <table:table-cell table:style-name="ce5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/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table:number-columns-repeated="2"/>
          <table:table-cell table:style-name="ce5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/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table:number-columns-repeated="2"/>
          <table:table-cell table:style-name="ce5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/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table:number-columns-repeated="2"/>
          <table:table-cell table:style-name="ce5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/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table:number-columns-repeated="2"/>
          <table:table-cell table:style-name="ce5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/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table:number-columns-repeated="2"/>
          <table:table-cell table:style-name="ce5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/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table:number-columns-repeated="2"/>
          <table:table-cell table:style-name="ce5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/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table:number-columns-repeated="2"/>
          <table:table-cell table:style-name="ce5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/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table:number-columns-repeated="2"/>
          <table:table-cell table:style-name="ce5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/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style-name="ce5" table:number-columns-repeated="2"/>
          <table:table-cell table:style-name="ce5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/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style-name="ce5" table:number-columns-repeated="2"/>
          <table:table-cell table:style-name="ce5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/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style-name="ce5" table:number-columns-repeated="2"/>
          <table:table-cell table:style-name="ce5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/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/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/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table:number-columns-repeated="2"/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Denier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/>
          <table:table-cell table:style-name="ce5" office:value-type="percentage" office:value="0.002603714632876" calcext:value-type="percentage">
            <text:p>0.26%</text:p>
          </table:table-cell>
          <table:table-cell table:style-name="ce5" office:value-type="percentage" office:value="0.013539316090957" calcext:value-type="percentage">
            <text:p>1.35%</text:p>
          </table:table-cell>
          <table:table-cell table:style-name="ce5" table:number-columns-repeated="2"/>
          <table:table-cell table:style-name="ce5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/>
          <table:table-cell table:style-name="ce5" office:value-type="percentage" office:value="0.00299043062201" calcext:value-type="percentage">
            <text:p>0.30%</text:p>
          </table:table-cell>
          <table:table-cell table:style-name="ce5" office:value-type="percentage" office:value="0.019437799043062" calcext:value-type="percentage">
            <text:p>1.94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/>
          <table:table-cell table:style-name="ce5" office:value-type="percentage" office:value="0.003731343283582" calcext:value-type="percentage">
            <text:p>0.37%</text:p>
          </table:table-cell>
          <table:table-cell table:style-name="ce5" office:value-type="percentage" office:value="0.023217247097844" calcext:value-type="percentage">
            <text:p>2.32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/>
          <table:table-cell table:style-name="ce5" office:value-type="percentage" office:value="0.003846153846154" calcext:value-type="percentage">
            <text:p>0.38%</text:p>
          </table:table-cell>
          <table:table-cell table:style-name="ce5" office:value-type="percentage" office:value="0.026373626373626" calcext:value-type="percentage">
            <text:p>2.64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/>
          <table:table-cell table:style-name="ce5" office:value-type="percentage" office:value="0.004195804195804" calcext:value-type="percentage">
            <text:p>0.42%</text:p>
          </table:table-cell>
          <table:table-cell table:style-name="ce5" office:value-type="percentage" office:value="0.029370629370629" calcext:value-type="percentage">
            <text:p>2.94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/>
          <table:table-cell table:style-name="ce5" office:value-type="percentage" office:value="0.004288164665523" calcext:value-type="percentage">
            <text:p>0.43%</text:p>
          </table:table-cell>
          <table:table-cell table:style-name="ce5" office:value-type="percentage" office:value="0.032590051457976" calcext:value-type="percentage">
            <text:p>3.26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/>
          <table:table-cell table:style-name="ce5" office:value-type="percentage" office:value="0.005213764337852" calcext:value-type="percentage">
            <text:p>0.52%</text:p>
          </table:table-cell>
          <table:table-cell table:style-name="ce5" office:value-type="percentage" office:value="0.038581856100104" calcext:value-type="percentage">
            <text:p>3.86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/>
          <table:table-cell table:style-name="ce5" office:value-type="percentage" office:value="0.006045949214027" calcext:value-type="percentage">
            <text:p>0.60%</text:p>
          </table:table-cell>
          <table:table-cell table:style-name="ce5" office:value-type="percentage" office:value="0.035066505441354" calcext:value-type="percentage">
            <text:p>3.51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/>
          <table:table-cell table:style-name="ce5" office:value-type="percentage" office:value="0.005494505494506" calcext:value-type="percentage">
            <text:p>0.55%</text:p>
          </table:table-cell>
          <table:table-cell table:style-name="ce5" office:value-type="percentage" office:value="0.038461538461539" calcext:value-type="percentage">
            <text:p>3.85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/>
          <table:table-cell table:style-name="ce5" office:value-type="percentage" office:value="0.006172839506173" calcext:value-type="percentage">
            <text:p>0.62%</text:p>
          </table:table-cell>
          <table:table-cell table:style-name="ce5" office:value-type="percentage" office:value="0.037037037037037" calcext:value-type="percentage">
            <text:p>3.70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/>
          <table:table-cell table:style-name="ce5" office:value-type="percentage" office:value="0.007005253940455" calcext:value-type="percentage">
            <text:p>0.70%</text:p>
          </table:table-cell>
          <table:table-cell table:style-name="ce5" office:value-type="percentage" office:value="0.040280210157618" calcext:value-type="percentage">
            <text:p>4.03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/>
          <table:table-cell table:style-name="ce5" office:value-type="percentage" office:value="0.007766990291262" calcext:value-type="percentage">
            <text:p>0.78%</text:p>
          </table:table-cell>
          <table:table-cell table:style-name="ce5" office:value-type="percentage" office:value="0.042718446601942" calcext:value-type="percentage">
            <text:p>4.27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/>
          <table:table-cell table:style-name="ce5" office:value-type="percentage" office:value="0.006382978723404" calcext:value-type="percentage">
            <text:p>0.64%</text:p>
          </table:table-cell>
          <table:table-cell table:style-name="ce5" office:value-type="percentage" office:value="0.040425531914894" calcext:value-type="percentage">
            <text:p>4.04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/>
          <table:table-cell table:style-name="ce5" office:value-type="percentage" office:value="0.004739336492891" calcext:value-type="percentage">
            <text:p>0.47%</text:p>
          </table:table-cell>
          <table:table-cell table:style-name="ce5" office:value-type="percentage" office:value="0.042654028436019" calcext:value-type="percentage">
            <text:p>4.27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/>
          <table:table-cell table:style-name="ce5" office:value-type="percentage" office:value="0.005181347150259" calcext:value-type="percentage">
            <text:p>0.52%</text:p>
          </table:table-cell>
          <table:table-cell table:style-name="ce5" office:value-type="percentage" office:value="0.044041450777202" calcext:value-type="percentage">
            <text:p>4.40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/>
          <table:table-cell table:style-name="ce5" office:value-type="percentage" office:value="0.005714285714286" calcext:value-type="percentage">
            <text:p>0.57%</text:p>
          </table:table-cell>
          <table:table-cell table:style-name="ce5" office:value-type="percentage" office:value="0.042857142857143" calcext:value-type="percentage">
            <text:p>4.29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/>
          <table:table-cell table:style-name="ce5" office:value-type="percentage" office:value="0.006211180124224" calcext:value-type="percentage">
            <text:p>0.62%</text:p>
          </table:table-cell>
          <table:table-cell table:style-name="ce5" office:value-type="percentage" office:value="0.046583850931677" calcext:value-type="percentage">
            <text:p>4.66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/>
          <table:table-cell table:style-name="ce5" office:value-type="percentage" office:value="0.006734006734007" calcext:value-type="percentage">
            <text:p>0.67%</text:p>
          </table:table-cell>
          <table:table-cell table:style-name="ce5" office:value-type="percentage" office:value="0.047138047138047" calcext:value-type="percentage">
            <text:p>4.71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/>
          <table:table-cell table:style-name="ce5" office:value-type="percentage" office:value="0.007407407407407" calcext:value-type="percentage">
            <text:p>0.74%</text:p>
          </table:table-cell>
          <table:table-cell table:style-name="ce5" office:value-type="percentage" office:value="0.051851851851852" calcext:value-type="percentage">
            <text:p>5.19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/>
          <table:table-cell table:style-name="ce1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 office:value-type="percentage" office:value="0.006075334143378" calcext:value-type="percentage">
            <text:p>0.61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/>
          <table:table-cell table:style-name="ce1" table:number-columns-repeated="2"/>
          <table:table-cell table:style-name="ce14"/>
          <table:table-cell table:style-name="ce18" office:value-type="string" calcext:value-type="string" table:number-columns-spanned="6" table:number-rows-spanned="1">
            <text:p>{<text:span text:style-name="T2">Green</text:span>,Denier} + Weak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 office:value-type="percentage" office:value="0.002603714632876" calcext:value-type="percentage">
            <text:p>0.26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style-name="ce5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/>
          <table:table-cell table:style-name="ce1"/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5"/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office:value-type="percentage" office:value="0.017010935601458" calcext:value-type="percentage">
            <text:p>1.70%</text:p>
          </table:table-cell>
          <table:table-cell table:style-name="ce5" office:value-type="percentage" office:value="0.015969449748308" calcext:value-type="percentage">
            <text:p>1.60%</text:p>
          </table:table-cell>
          <table:table-cell table:style-name="ce5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5"/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5"/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5"/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5"/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5"/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5"/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5"/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5"/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5"/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5"/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5"/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5"/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5"/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5"/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5"/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5"/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5"/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5"/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/>
          <table:table-cell table:style-name="ce1"/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5"/>
          <table:table-cell table:style-name="ce5" office:value-type="percentage" office:value="0.002603714632876" calcext:value-type="percentage">
            <text:p>0.26%</text:p>
          </table:table-cell>
          <table:table-cell table:number-columns-repeated="2" table:style-name="ce5" office:value-type="percentage" office:value="0.013539316090957" calcext:value-type="percentage">
            <text:p>1.35%</text:p>
          </table:table-cell>
          <table:table-cell table:style-name="ce5" office:value-type="percentage" office:value="0.013365735115431" calcext:value-type="percentage">
            <text:p>1.34%</text:p>
          </table:table-cell>
          <table:table-cell table:style-name="ce5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5"/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5"/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5"/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5"/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5"/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5"/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5"/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5"/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5"/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5"/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5"/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5"/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5"/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5"/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5"/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5"/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5"/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5"/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CA</text:p>
          </table:table-cell>
          <table:table-cell table:style-name="ce1" office:value-type="string" calcext:value-type="string">
            <text:p>GrnWkECA</text:p>
          </table:table-cell>
          <table:table-cell table:style-name="ce1" office:value-type="string" calcext:value-type="string">
            <text:p>DnrWkECA</text:p>
          </table:table-cell>
          <table:table-cell table:style-name="ce4" office:value-type="string" calcext:value-type="string">
            <text:p>StrECA</text:p>
          </table:table-cell>
          <table:table-cell table:style-name="ce1" office:value-type="string" calcext:value-type="string">
            <text:p>StrECA(AB)</text:p>
          </table:table-cell>
          <table:table-cell table:style-name="ce1" office:value-type="string" calcext:value-type="string">
            <text:p>GrnStrECA</text:p>
          </table:table-cell>
          <table:table-cell table:style-name="ce16" office:value-type="string" calcext:value-type="string">
            <text:p>DnrStrECA</text:p>
          </table:table-cell>
          <table:table-cell table:style-name="ce19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5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5" office:value-type="percentage" office:value="0.018052421454609" calcext:value-type="percentage">
            <text:p>1.81%</text:p>
          </table:table-cell>
          <table:table-cell table:style-name="ce5" office:value-type="percentage" office:value="0.022391945842736" calcext:value-type="percentage">
            <text:p>2.24%</text:p>
          </table:table-cell>
          <table:table-cell table:style-name="ce5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5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5" office:value-type="percentage" office:value="0.026016746411483" calcext:value-type="percentage">
            <text:p>2.60%</text:p>
          </table:table-cell>
          <table:table-cell table:style-name="ce5" office:value-type="percentage" office:value="0.031997607655502" calcext:value-type="percentage">
            <text:p>3.20%</text:p>
          </table:table-cell>
          <table:table-cell table:style-name="ce5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5" office:value-type="percentage" office:value="0.031094527363184" calcext:value-type="percentage">
            <text:p>3.11%</text:p>
          </table:table-cell>
          <table:table-cell table:style-name="ce5" office:value-type="percentage" office:value="0.038971807628524" calcext:value-type="percentage">
            <text:p>3.90%</text:p>
          </table:table-cell>
          <table:table-cell table:style-name="ce5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47252747252747" calcext:value-type="percentage">
            <text:p>4.73%</text:p>
          </table:table-cell>
          <table:table-cell table:style-name="ce5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5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5" office:value-type="percentage" office:value="0.044755244755245" calcext:value-type="percentage">
            <text:p>4.48%</text:p>
          </table:table-cell>
          <table:table-cell table:style-name="ce5" office:value-type="percentage" office:value="0.057342657342657" calcext:value-type="percentage">
            <text:p>5.73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5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5" office:value-type="percentage" office:value="0.049742710120069" calcext:value-type="percentage">
            <text:p>4.97%</text:p>
          </table:table-cell>
          <table:table-cell table:style-name="ce5" office:value-type="percentage" office:value="0.065180102915952" calcext:value-type="percentage">
            <text:p>6.52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5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5" office:value-type="percentage" office:value="0.05318039624609" calcext:value-type="percentage">
            <text:p>5.32%</text:p>
          </table:table-cell>
          <table:table-cell table:style-name="ce5" office:value-type="percentage" office:value="0.068821689259646" calcext:value-type="percentage">
            <text:p>6.8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5" office:value-type="percentage" office:value="0.058041112454655" calcext:value-type="percentage">
            <text:p>5.80%</text:p>
          </table:table-cell>
          <table:table-cell table:style-name="ce5" office:value-type="percentage" office:value="0.076178960096735" calcext:value-type="percentage">
            <text:p>7.6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5" office:value-type="percentage" office:value="0.056318681318681" calcext:value-type="percentage">
            <text:p>5.63%</text:p>
          </table:table-cell>
          <table:table-cell table:style-name="ce5" office:value-type="percentage" office:value="0.078296703296703" calcext:value-type="percentage">
            <text:p>7.8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5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78703703703704" calcext:value-type="percentage">
            <text:p>7.87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5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84063047285464" calcext:value-type="percentage">
            <text:p>8.41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5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89320388349515" calcext:value-type="percentage">
            <text:p>8.93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5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.095744680851064" calcext:value-type="percentage">
            <text:p>9.57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5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.101895734597156" calcext:value-type="percentage">
            <text:p>10.1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5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106217616580311" calcext:value-type="percentage">
            <text:p>10.6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5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.108571428571429" calcext:value-type="percentage">
            <text:p>10.86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.108695652173913" calcext:value-type="percentage">
            <text:p>10.87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107744107744108" calcext:value-type="percentage">
            <text:p>10.77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111111111111111" calcext:value-type="percentage">
            <text:p>11.11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CO2A</text:p>
          </table:table-cell>
          <table:table-cell table:style-name="ce1" office:value-type="string" calcext:value-type="string">
            <text:p>GrnWkCO2A</text:p>
          </table:table-cell>
          <table:table-cell table:style-name="ce1" office:value-type="string" calcext:value-type="string">
            <text:p>DnrWkCO2A</text:p>
          </table:table-cell>
          <table:table-cell table:style-name="ce4" office:value-type="string" calcext:value-type="string">
            <text:p>StrCO2A</text:p>
          </table:table-cell>
          <table:table-cell table:style-name="ce1" office:value-type="string" calcext:value-type="string">
            <text:p>StrCO2A(AB)</text:p>
          </table:table-cell>
          <table:table-cell table:style-name="ce1" office:value-type="string" calcext:value-type="string">
            <text:p>GrnStrCO2A</text:p>
          </table:table-cell>
          <table:table-cell table:style-name="ce16" office:value-type="string" calcext:value-type="string">
            <text:p>DnrStrCO2A</text:p>
          </table:table-cell>
          <table:table-cell table:style-name="ce19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11109182433605" calcext:value-type="percentage">
            <text:p>1.11%</text:p>
          </table:table-cell>
          <table:table-cell table:style-name="ce5" office:value-type="percentage" office:value="0.001909390730776" calcext:value-type="percentage">
            <text:p>0.19%</text:p>
          </table:table-cell>
          <table:table-cell office:value-type="percentage" office:value="0.004860267314702" calcext:value-type="percentage">
            <text:p>0.49%</text:p>
          </table:table-cell>
          <table:table-cell table:style-name="ce5" office:value-type="percentage" office:value="0.004686686339177" calcext:value-type="percentage">
            <text:p>0.47%</text:p>
          </table:table-cell>
          <table:table-cell table:style-name="ce5" office:value-type="percentage" office:value="0.003471619510502" calcext:value-type="percentage">
            <text:p>0.35%</text:p>
          </table:table-cell>
          <table:table-cell table:style-name="ce5" office:value-type="percentage" office:value="0.000867904877625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5" office:value-type="percentage" office:value="0.006877990430622" calcext:value-type="percentage">
            <text:p>0.69%</text:p>
          </table:table-cell>
          <table:table-cell table:style-name="ce5" office:value-type="percentage" office:value="0.005382775119617" calcext:value-type="percentage">
            <text:p>0.54%</text:p>
          </table:table-cell>
          <table:table-cell table:style-name="ce5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5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5" office:value-type="percentage" office:value="0.008706467661692" calcext:value-type="percentage">
            <text:p>0.87%</text:p>
          </table:table-cell>
          <table:table-cell table:style-name="ce5" office:value-type="percentage" office:value="0.007048092868988" calcext:value-type="percentage">
            <text:p>0.70%</text:p>
          </table:table-cell>
          <table:table-cell table:style-name="ce5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5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5" office:value-type="percentage" office:value="0.009340659340659" calcext:value-type="percentage">
            <text:p>0.93%</text:p>
          </table:table-cell>
          <table:table-cell table:style-name="ce5" office:value-type="percentage" office:value="0.007142857142857" calcext:value-type="percentage">
            <text:p>0.71%</text:p>
          </table:table-cell>
          <table:table-cell table:style-name="ce5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5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5" office:value-type="percentage" office:value="0.011888111888112" calcext:value-type="percentage">
            <text:p>1.19%</text:p>
          </table:table-cell>
          <table:table-cell table:style-name="ce5" office:value-type="percentage" office:value="0.009090909090909" calcext:value-type="percentage">
            <text:p>0.91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5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5" office:value-type="percentage" office:value="0.01286449399657" calcext:value-type="percentage">
            <text:p>1.29%</text:p>
          </table:table-cell>
          <table:table-cell table:style-name="ce5" office:value-type="percentage" office:value="0.010291595197256" calcext:value-type="percentage">
            <text:p>1.03%</text:p>
          </table:table-cell>
          <table:table-cell table:style-name="ce5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5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5" office:value-type="percentage" office:value="0.014598540145985" calcext:value-type="percentage">
            <text:p>1.46%</text:p>
          </table:table-cell>
          <table:table-cell table:style-name="ce5" office:value-type="percentage" office:value="0.011470281543274" calcext:value-type="percentage">
            <text:p>1.15%</text:p>
          </table:table-cell>
          <table:table-cell table:style-name="ce5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5" office:value-type="percentage" office:value="0.016928657799275" calcext:value-type="percentage">
            <text:p>1.69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table:style-name="ce5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5" office:value-type="percentage" office:value="0.017857142857143" calcext:value-type="percentage">
            <text:p>1.79%</text:p>
          </table:table-cell>
          <table:table-cell table:style-name="ce5" office:value-type="percentage" office:value="0.013736263736264" calcext:value-type="percentage">
            <text:p>1.37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5" office:value-type="percentage" office:value="0.020061728395062" calcext:value-type="percentage">
            <text:p>2.01%</text:p>
          </table:table-cell>
          <table:table-cell table:style-name="ce5" office:value-type="percentage" office:value="0.015432098765432" calcext:value-type="percentage">
            <text:p>1.54%</text:p>
          </table:table-cell>
          <table:table-cell table:style-name="ce5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5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5" office:value-type="percentage" office:value="0.017513134851138" calcext:value-type="percentage">
            <text:p>1.75%</text:p>
          </table:table-cell>
          <table:table-cell table:style-name="ce5" office:value-type="percentage" office:value="0.012259194395797" calcext:value-type="percentage">
            <text:p>1.23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5" office:value-type="percentage" office:value="0.019417475728155" calcext:value-type="percentage">
            <text:p>1.94%</text:p>
          </table:table-cell>
          <table:table-cell table:style-name="ce5" office:value-type="percentage" office:value="0.013592233009709" calcext:value-type="percentage">
            <text:p>1.36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5" office:value-type="percentage" office:value="0.019148936170213" calcext:value-type="percentage">
            <text:p>1.91%</text:p>
          </table:table-cell>
          <table:table-cell table:style-name="ce5" office:value-type="percentage" office:value="0.012765957446809" calcext:value-type="percentage">
            <text:p>1.28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5" office:value-type="percentage" office:value="0.018957345971564" calcext:value-type="percentage">
            <text:p>1.90%</text:p>
          </table:table-cell>
          <table:table-cell table:style-name="ce5" office:value-type="percentage" office:value="0.014218009478673" calcext:value-type="percentage">
            <text:p>1.4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table:style-name="ce5" office:value-type="percentage" office:value="0.015544041450777" calcext:value-type="percentage">
            <text:p>1.55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table:style-name="ce5" office:value-type="percentage" office:value="0.017142857142857" calcext:value-type="percentage">
            <text:p>1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5" office:value-type="percentage" office:value="0.022222222222222" calcext:value-type="percentage">
            <text:p>2.22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1" table:number-columns-spanned="5" table:number-rows-spanned="1"/>
          <table:covered-table-cell table:number-columns-repeated="4" table:style-name="ce28"/>
          <table:table-cell table:style-name="ce2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PEA</text:p>
          </table:table-cell>
          <table:table-cell table:style-name="ce1" office:value-type="string" calcext:value-type="string">
            <text:p>GrnWkPEA</text:p>
          </table:table-cell>
          <table:table-cell table:style-name="ce1" office:value-type="string" calcext:value-type="string">
            <text:p>DnrWkPEA</text:p>
          </table:table-cell>
          <table:table-cell table:style-name="ce4" office:value-type="string" calcext:value-type="string">
            <text:p>StrPEA</text:p>
          </table:table-cell>
          <table:table-cell table:style-name="ce1" office:value-type="string" calcext:value-type="string">
            <text:p>StrPEA(AB)</text:p>
          </table:table-cell>
          <table:table-cell table:style-name="ce1" office:value-type="string" calcext:value-type="string">
            <text:p>GrnStrPEA</text:p>
          </table:table-cell>
          <table:table-cell table:style-name="ce16" office:value-type="string" calcext:value-type="string">
            <text:p>DnrStrPEA</text:p>
          </table:table-cell>
          <table:table-cell table:style-name="ce19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GA</text:p>
          </table:table-cell>
          <table:table-cell table:style-name="ce1" office:value-type="string" calcext:value-type="string">
            <text:p>GrnWkEGA</text:p>
          </table:table-cell>
          <table:table-cell table:style-name="ce1" office:value-type="string" calcext:value-type="string">
            <text:p>DnrWkEGA</text:p>
          </table:table-cell>
          <table:table-cell table:style-name="ce4" office:value-type="string" calcext:value-type="string">
            <text:p>StrEGA</text:p>
          </table:table-cell>
          <table:table-cell table:style-name="ce1" office:value-type="string" calcext:value-type="string">
            <text:p>StrEGA(AB)</text:p>
          </table:table-cell>
          <table:table-cell table:style-name="ce1" office:value-type="string" calcext:value-type="string">
            <text:p>GrnStrEGA</text:p>
          </table:table-cell>
          <table:table-cell table:style-name="ce16" office:value-type="string" calcext:value-type="string">
            <text:p>DnrStrEGA</text:p>
          </table:table-cell>
          <table:table-cell table:style-name="ce18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13886478042007" calcext:value-type="percentage">
            <text:p>1.39%</text:p>
          </table:table-cell>
          <table:table-cell office:value-type="percentage" office:value="0.013365735115431" calcext:value-type="percentage">
            <text:p>1.34%</text:p>
          </table:table-cell>
          <table:table-cell office:value-type="percentage" office:value="0.000173580975525" calcext:value-type="percentage">
            <text:p>0.02%</text:p>
          </table:table-cell>
          <table:table-cell table:number-columns-repeated="2" office:value-type="percentage" office:value="0.008679048776254" calcext:value-type="percentage">
            <text:p>0.87%</text:p>
          </table:table-cell>
          <table:table-cell office:value-type="percentage" office:value="0.008331886825204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6"/>
          <table:table-cell table:style-name="ce19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6"/>
          <table:table-cell table:style-name="ce19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GREEN" table:style-name="ta1">
        <table:shapes>
          <draw:frame draw:z-index="0" draw:style-name="gr1" draw:text-style-name="P1" svg:width="16.01cm" svg:height="8.999cm" svg:x="20.451cm" svg:y="0.6cm">
            <draw:object draw:notify-on-update-of-ranges="GREEN.A2:GREEN.A21 GREEN.B1:GREEN.B1 GREEN.B2:GREEN.B21 GREEN.C1:GREEN.C1 GREEN.C2:GREEN.C21 GREEN.D1:GREEN.D1 GREEN.D2:GREEN.D21 GREEN.E1:GREEN.E1 GREEN.E2:GREEN.E21 GREEN.F1:GREEN.F1 GREEN.F2:GREEN.F21 GREEN.G1:GREEN.G1 GREEN.G2:GREEN.G21 GREEN.H1:GREEN.H1 GREEN.H2:GREEN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GREEN.A25:GREEN.A44 GREEN.B24:GREEN.B24 GREEN.B25:GREEN.B44 GREEN.C24:GREEN.C24 GREEN.C25:GREEN.C44 GREEN.D24:GREEN.D24 GREEN.D25:GREEN.D44 GREEN.E24:GREEN.E24 GREEN.E25:GREEN.E44 GREEN.F24:GREEN.F24 GREEN.F25:GREEN.F44 GREEN.G24:GREEN.G24 GREEN.G25:GREEN.G44 GREEN.H24:GREEN.H24 GREEN.H25:GREEN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6"/>
          <table:table-cell table:style-name="ce19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/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/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/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/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/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/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/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/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/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/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/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/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/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/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/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/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/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/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/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6"/>
          <table:table-cell table:style-name="ce19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/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/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/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/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/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/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/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/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/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/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/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/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/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/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/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/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/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/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/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DENIER" table:style-name="ta1">
        <table:shapes>
          <draw:frame draw:z-index="0" draw:style-name="gr1" draw:text-style-name="P1" svg:width="16.01cm" svg:height="8.999cm" svg:x="20.451cm" svg:y="0.6cm">
            <draw:object draw:notify-on-update-of-ranges="DENIER.A2:DENIER.A21 DENIER.B1:DENIER.B1 DENIER.B2:DENIER.B21 DENIER.C1:DENIER.C1 DENIER.C2:DENIER.C21 DENIER.D1:DENIER.D1 DENIER.D2:DENIER.D21 DENIER.E1:DENIER.E1 DENIER.E2:DENIER.E21 DENIER.F1:DENIER.F1 DENIER.F2:DENIER.F21 DENIER.G1:DENIER.G1 DENIER.G2:DENIER.G21 DENIER.H1:DENIER.H1 DENIER.H2:DENIER.H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DENIER.A25:DENIER.A44 DENIER.B24:DENIER.B24 DENIER.B25:DENIER.B44 DENIER.C24:DENIER.C24 DENIER.C25:DENIER.C44 DENIER.D24:DENIER.D24 DENIER.D25:DENIER.D44 DENIER.E24:DENIER.E24 DENIER.E25:DENIER.E44 DENIER.F24:DENIER.F24 DENIER.F25:DENIER.F44 DENIER.G24:DENIER.G24 DENIER.G25:DENIER.G44 DENIER.H24:DENIER.H24 DENIER.H25:DENIER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6"/>
          <table:table-cell table:style-name="ce19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3539316090957" calcext:value-type="percentage">
            <text:p>1.35%</text:p>
          </table:table-cell>
          <table:table-cell table:number-columns-repeated="2"/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6447368421053" calcext:value-type="percentage">
            <text:p>1.64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191" calcext:value-type="percentage">
            <text:p>1.91%</text:p>
          </table:table-cell>
          <table:table-cell table:number-columns-repeated="2"/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2527472527473" calcext:value-type="percentage">
            <text:p>2.25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076923076923" calcext:value-type="percentage">
            <text:p>2.31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6"/>
          <table:table-cell table:style-name="ce19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21"/>
          <table:table-cell table:style-name="ce21"/>
          <table:table-cell table:style-name="ce1"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4754382919632" calcext:value-type="percentage">
            <text:p>1.48%</text:p>
          </table:table-cell>
          <table:table-cell table:number-columns-repeated="2"/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7942583732058" calcext:value-type="percentage">
            <text:p>1.79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21144278606965" calcext:value-type="percentage">
            <text:p>2.11%</text:p>
          </table:table-cell>
          <table:table-cell table:number-columns-repeated="2"/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3626373626374" calcext:value-type="percentage">
            <text:p>2.36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776223776224" calcext:value-type="percentage">
            <text:p>2.38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00-00-00</text:date>, <text:time style:data-style-name="N2" text:time-value="16:05:07.103723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23T19:42:36.968104141</dc:date>
    <meta:editing-duration>P2DT19H5M18S</meta:editing-duration>
    <meta:editing-cycles>189</meta:editing-cycles>
    <meta:generator>LibreOffice/6.4.7.2$Linux_X86_64 LibreOffice_project/40$Build-2</meta:generator>
    <meta:document-statistic meta:table-count="7" meta:cell-count="2924" meta:object-count="2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1:CAUSE.I2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7010935601458">
                <text:p>0.017010935601458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3923444976077">
                <text:p>0.023923444976077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8606965174129">
                <text:p>0.028606965174129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6263736263736">
                <text:p>0.036263736263736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986013986014">
                <text:p>0.03986013986014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5454545454546">
                <text:p>0.045454545454546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6923879040667">
                <text:p>0.046923879040667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50785973397824">
                <text:p>0.05078597339782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8641975308642">
                <text:p>0.058641975308642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63047285464098">
                <text:p>0.06304728546409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4077669902913">
                <text:p>0.064077669902913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8085106382979">
                <text:p>0.068085106382979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3459715639811">
                <text:p>0.073459715639811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DENIER.A25:DENIER.H44 DENIER.B24:DENIER.H24" chart:data-source-has-labels="both" svg:x="0.32cm" svg:y="0.18cm" svg:width="11.375cm" svg:height="8.64cm">
          <chartooo:coordinate-region svg:x="1.418cm" svg:y="0.38cm" svg:width="9.178cm" svg:height="7.793cm"/>
          <chart:axis chart:dimension="x" chart:name="primary-x" chart:style-name="ch4" chartooo:axis-type="auto">
            <chartooo:date-scale/>
            <chart:categories table:cell-range-address="DENIER.A25:DENIER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5:DENIER.B44" chart:label-cell-address="DENIER.B24:DENIER.B24" chart:class="chart:line">
            <chart:data-point chart:repeated="20"/>
          </chart:series>
          <chart:series chart:attached-axis="primary-y" chart:style-name="ch9" chart:values-cell-range-address="DENIER.C25:DENIER.C44" chart:label-cell-address="DENIER.C24:DENIER.C24" chart:class="chart:line">
            <chart:data-point chart:repeated="20"/>
          </chart:series>
          <chart:series chart:attached-axis="primary-y" chart:style-name="ch10" chart:values-cell-range-address="DENIER.D25:DENIER.D44" chart:label-cell-address="DENIER.D24:DENIER.D24" chart:class="chart:line">
            <chart:data-point chart:repeated="20"/>
          </chart:series>
          <chart:series chart:attached-axis="primary-y" chart:style-name="ch11" chart:values-cell-range-address="DENIER.E25:DENIER.E44" chart:label-cell-address="DENIER.E24:DENIER.E24" chart:class="chart:line">
            <chart:data-point chart:repeated="20"/>
          </chart:series>
          <chart:series chart:attached-axis="primary-y" chart:style-name="ch12" chart:values-cell-range-address="DENIER.F25:DENIER.F44" chart:label-cell-address="DENIER.F24:DENIER.F24" chart:class="chart:line">
            <chart:data-point chart:repeated="20"/>
          </chart:series>
          <chart:series chart:attached-axis="primary-y" chart:style-name="ch13" chart:values-cell-range-address="DENIER.G25:DENIER.G44" chart:label-cell-address="DENIER.G24:DENIER.G24" chart:class="chart:line">
            <chart:data-point chart:repeated="20"/>
          </chart:series>
          <chart:series chart:attached-axis="primary-y" chart:style-name="ch14" chart:values-cell-range-address="DENIER.H25:DENIER.H44" chart:label-cell-address="DENIER.H24:DENIER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24:DENIER.B24</svg:desc>
                </draw:g>
              </table:table-cell>
              <table:table-cell office:value-type="string">
                <text:p>WkIGA2</text:p>
                <draw:g>
                  <svg:desc>DENIER.C24:DENIER.C24</svg:desc>
                </draw:g>
              </table:table-cell>
              <table:table-cell office:value-type="string">
                <text:p>GrnWkIGA2</text:p>
                <draw:g>
                  <svg:desc>DENIER.D24:DENIER.D24</svg:desc>
                </draw:g>
              </table:table-cell>
              <table:table-cell office:value-type="string">
                <text:p>DnrWkIGA2</text:p>
                <draw:g>
                  <svg:desc>DENIER.E24:DENIER.E24</svg:desc>
                </draw:g>
              </table:table-cell>
              <table:table-cell office:value-type="string">
                <text:p>StrIGA2</text:p>
                <draw:g>
                  <svg:desc>DENIER.F24:DENIER.F24</svg:desc>
                </draw:g>
              </table:table-cell>
              <table:table-cell office:value-type="string">
                <text:p>GrnStrIGA2</text:p>
                <draw:g>
                  <svg:desc>DENIER.G24:DENIER.G24</svg:desc>
                </draw:g>
              </table:table-cell>
              <table:table-cell office:value-type="string">
                <text:p>DnrStrIGA2</text:p>
                <draw:g>
                  <svg:desc>DENIER.H24:DENIER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5:DENIER.A44</svg:desc>
                </draw:g>
              </table:table-cell>
              <table:table-cell office:value-type="float" office:value="NaN">
                <text:p>NaN</text:p>
                <draw:g>
                  <svg:desc>DENIER.B25:DENIER.B44</svg:desc>
                </draw:g>
              </table:table-cell>
              <table:table-cell office:value-type="float" office:value="NaN">
                <text:p>NaN</text:p>
                <draw:g>
                  <svg:desc>DENIER.C25:DENIER.C44</svg:desc>
                </draw:g>
              </table:table-cell>
              <table:table-cell office:value-type="float" office:value="NaN">
                <text:p>NaN</text:p>
                <draw:g>
                  <svg:desc>DENIER.D25:DENIER.D44</svg:desc>
                </draw:g>
              </table:table-cell>
              <table:table-cell office:value-type="float" office:value="NaN">
                <text:p>NaN</text:p>
                <draw:g>
                  <svg:desc>DENIER.E25:DENIER.E44</svg:desc>
                </draw:g>
              </table:table-cell>
              <table:table-cell office:value-type="float" office:value="NaN">
                <text:p>NaN</text:p>
                <draw:g>
                  <svg:desc>DENIER.F25:DENIER.F44</svg:desc>
                </draw:g>
              </table:table-cell>
              <table:table-cell office:value-type="float" office:value="NaN">
                <text:p>NaN</text:p>
                <draw:g>
                  <svg:desc>DENIER.G25:DENIER.G44</svg:desc>
                </draw:g>
              </table:table-cell>
              <table:table-cell office:value-type="float" office:value="NaN">
                <text:p>NaN</text:p>
                <draw:g>
                  <svg:desc>DENIER.H25:DENIER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1:GREEN.H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:GREEN.B21" chart:label-cell-address="GREEN.B1:GREEN.B1" chart:class="chart:line">
            <chart:data-point chart:repeated="20"/>
          </chart:series>
          <chart:series chart:attached-axis="primary-y" chart:style-name="ch9" chart:values-cell-range-address="GREEN.C2:GREEN.C21" chart:label-cell-address="GREEN.C1:GREEN.C1" chart:class="chart:line">
            <chart:data-point chart:repeated="20"/>
          </chart:series>
          <chart:series chart:attached-axis="primary-y" chart:style-name="ch10" chart:values-cell-range-address="GREEN.D2:GREEN.D21" chart:label-cell-address="GREEN.D1:GREEN.D1" chart:class="chart:line">
            <chart:data-point chart:repeated="20"/>
          </chart:series>
          <chart:series chart:attached-axis="primary-y" chart:style-name="ch11" chart:values-cell-range-address="GREEN.E2:GREEN.E21" chart:label-cell-address="GREEN.E1:GREEN.E1" chart:class="chart:line">
            <chart:data-point chart:repeated="20"/>
          </chart:series>
          <chart:series chart:attached-axis="primary-y" chart:style-name="ch12" chart:values-cell-range-address="GREEN.F2:GREEN.F21" chart:label-cell-address="GREEN.F1:GREEN.F1" chart:class="chart:line">
            <chart:data-point chart:repeated="20"/>
          </chart:series>
          <chart:series chart:attached-axis="primary-y" chart:style-name="ch13" chart:values-cell-range-address="GREEN.G2:GREEN.G21" chart:label-cell-address="GREEN.G1:GREEN.G1" chart:class="chart:line">
            <chart:data-point chart:repeated="20"/>
          </chart:series>
          <chart:series chart:attached-axis="primary-y" chart:style-name="ch14" chart:values-cell-range-address="GREEN.H2:GREEN.H21" chart:label-cell-address="GREEN.H1:GREEN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1:GREEN.B1</svg:desc>
                </draw:g>
              </table:table-cell>
              <table:table-cell office:value-type="string">
                <text:p>WkIGA1</text:p>
                <draw:g>
                  <svg:desc>GREEN.C1:GREEN.C1</svg:desc>
                </draw:g>
              </table:table-cell>
              <table:table-cell office:value-type="string">
                <text:p>GrnWkIGA1</text:p>
                <draw:g>
                  <svg:desc>GREEN.D1:GREEN.D1</svg:desc>
                </draw:g>
              </table:table-cell>
              <table:table-cell office:value-type="string">
                <text:p>DnrWkIGA1</text:p>
                <draw:g>
                  <svg:desc>GREEN.E1:GREEN.E1</svg:desc>
                </draw:g>
              </table:table-cell>
              <table:table-cell office:value-type="string">
                <text:p>StrIGA1</text:p>
                <draw:g>
                  <svg:desc>GREEN.F1:GREEN.F1</svg:desc>
                </draw:g>
              </table:table-cell>
              <table:table-cell office:value-type="string">
                <text:p>GrnStrIGA1</text:p>
                <draw:g>
                  <svg:desc>GREEN.G1:GREEN.G1</svg:desc>
                </draw:g>
              </table:table-cell>
              <table:table-cell office:value-type="string">
                <text:p>DnrStrIGA1</text:p>
                <draw:g>
                  <svg:desc>GREEN.H1:GREEN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B2:GREEN.B21</svg:desc>
                </draw:g>
              </table:table-cell>
              <table:table-cell office:value-type="float" office:value="NaN">
                <text:p>NaN</text:p>
                <draw:g>
                  <svg:desc>GREEN.C2:GREEN.C21</svg:desc>
                </draw:g>
              </table:table-cell>
              <table:table-cell office:value-type="float" office:value="NaN">
                <text:p>NaN</text:p>
                <draw:g>
                  <svg:desc>GREEN.D2:GREEN.D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NaN">
                <text:p>NaN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NaN">
                <text:p>NaN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NaN">
                <text:p>NaN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NaN">
                <text:p>NaN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NaN">
                <text:p>NaN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NaN">
                <text:p>NaN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NaN">
                <text:p>NaN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NaN">
                <text:p>NaN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NaN">
                <text:p>NaN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NaN">
                <text:p>NaN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NaN">
                <text:p>NaN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NaN">
                <text:p>NaN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NaN">
                <text:p>NaN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NaN">
                <text:p>NaN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NaN">
                <text:p>NaN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NaN">
                <text:p>NaN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NaN">
                <text:p>NaN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NaN">
                <text:p>NaN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4:GREEN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5:GREEN.B44" chart:label-cell-address="GREEN.B24:GREEN.B24" chart:class="chart:line">
            <chart:data-point chart:repeated="20"/>
          </chart:series>
          <chart:series chart:attached-axis="primary-y" chart:style-name="ch9" chart:values-cell-range-address="GREEN.C25:GREEN.C44" chart:label-cell-address="GREEN.C24:GREEN.C24" chart:class="chart:line">
            <chart:data-point chart:repeated="20"/>
          </chart:series>
          <chart:series chart:attached-axis="primary-y" chart:style-name="ch10" chart:values-cell-range-address="GREEN.D25:GREEN.D44" chart:label-cell-address="GREEN.D24:GREEN.D24" chart:class="chart:line">
            <chart:data-point chart:repeated="20"/>
          </chart:series>
          <chart:series chart:attached-axis="primary-y" chart:style-name="ch11" chart:values-cell-range-address="GREEN.E25:GREEN.E44" chart:label-cell-address="GREEN.E24:GREEN.E24" chart:class="chart:line">
            <chart:data-point chart:repeated="20"/>
          </chart:series>
          <chart:series chart:attached-axis="primary-y" chart:style-name="ch12" chart:values-cell-range-address="GREEN.F25:GREEN.F44" chart:label-cell-address="GREEN.F24:GREEN.F24" chart:class="chart:line">
            <chart:data-point chart:repeated="20"/>
          </chart:series>
          <chart:series chart:attached-axis="primary-y" chart:style-name="ch13" chart:values-cell-range-address="GREEN.G25:GREEN.G44" chart:label-cell-address="GREEN.G24:GREEN.G24" chart:class="chart:line">
            <chart:data-point chart:repeated="20"/>
          </chart:series>
          <chart:series chart:attached-axis="primary-y" chart:style-name="ch14" chart:values-cell-range-address="GREEN.H25:GREEN.H44" chart:label-cell-address="GREEN.H24:GREEN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24:GREEN.B24</svg:desc>
                </draw:g>
              </table:table-cell>
              <table:table-cell office:value-type="string">
                <text:p>WkIGA2</text:p>
                <draw:g>
                  <svg:desc>GREEN.C24:GREEN.C24</svg:desc>
                </draw:g>
              </table:table-cell>
              <table:table-cell office:value-type="string">
                <text:p>GrnWkIGA2</text:p>
                <draw:g>
                  <svg:desc>GREEN.D24:GREEN.D24</svg:desc>
                </draw:g>
              </table:table-cell>
              <table:table-cell office:value-type="string">
                <text:p>DnrWkIGA2</text:p>
                <draw:g>
                  <svg:desc>GREEN.E24:GREEN.E24</svg:desc>
                </draw:g>
              </table:table-cell>
              <table:table-cell office:value-type="string">
                <text:p>StrIGA2</text:p>
                <draw:g>
                  <svg:desc>GREEN.F24:GREEN.F24</svg:desc>
                </draw:g>
              </table:table-cell>
              <table:table-cell office:value-type="string">
                <text:p>GrnStrIGA2</text:p>
                <draw:g>
                  <svg:desc>GREEN.G24:GREEN.G24</svg:desc>
                </draw:g>
              </table:table-cell>
              <table:table-cell office:value-type="string">
                <text:p>DnrStrIGA2</text:p>
                <draw:g>
                  <svg:desc>GREEN.H24:GREEN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B25:GREEN.B44</svg:desc>
                </draw:g>
              </table:table-cell>
              <table:table-cell office:value-type="float" office:value="NaN">
                <text:p>NaN</text:p>
                <draw:g>
                  <svg:desc>GREEN.C25:GREEN.C44</svg:desc>
                </draw:g>
              </table:table-cell>
              <table:table-cell office:value-type="float" office:value="NaN">
                <text:p>NaN</text:p>
                <draw:g>
                  <svg:desc>GREEN.D25:GREEN.D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NaN">
                <text:p>NaN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NaN">
                <text:p>NaN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NaN">
                <text:p>NaN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NaN">
                <text:p>NaN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NaN">
                <text:p>NaN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NaN">
                <text:p>NaN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NaN">
                <text:p>NaN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NaN">
                <text:p>NaN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NaN">
                <text:p>NaN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NaN">
                <text:p>NaN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NaN">
                <text:p>NaN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NaN">
                <text:p>NaN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NaN">
                <text:p>NaN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NaN">
                <text:p>NaN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NaN">
                <text:p>NaN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NaN">
                <text:p>NaN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NaN">
                <text:p>NaN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NaN">
                <text:p>NaN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NaN">
                <text:p>NaN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48:CAUSE.D67 CAUSE.B47:CAUSE.D47 CAUSE.F47:CAUSE.F67 CAUSE.H47:CAUSE.H67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48:CAUSE.A6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8:CAUSE.B67" chart:label-cell-address="CAUSE.B47:CAUSE.B47" chart:class="chart:line">
            <chart:data-point chart:repeated="20"/>
          </chart:series>
          <chart:series chart:attached-axis="primary-y" chart:style-name="ch9" chart:values-cell-range-address="CAUSE.C48:CAUSE.C67" chart:label-cell-address="CAUSE.C47:CAUSE.C47" chart:class="chart:line">
            <chart:data-point chart:repeated="20"/>
          </chart:series>
          <chart:series chart:attached-axis="primary-y" chart:style-name="ch10" chart:values-cell-range-address="CAUSE.D48:CAUSE.D67" chart:label-cell-address="CAUSE.D47:CAUSE.D47" chart:class="chart:line">
            <chart:data-point chart:repeated="20"/>
          </chart:series>
          <chart:series chart:attached-axis="primary-y" chart:style-name="ch11" chart:values-cell-range-address="CAUSE.F48:CAUSE.F67" chart:label-cell-address="CAUSE.F47:CAUSE.F47" chart:class="chart:line">
            <chart:data-point chart:repeated="20"/>
          </chart:series>
          <chart:series chart:attached-axis="primary-y" chart:style-name="ch12" chart:values-cell-range-address="CAUSE.H48:CAUSE.H67" chart:label-cell-address="CAUSE.H47:CAUSE.H4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7:CAUSE.B47</svg:desc>
                </draw:g>
              </table:table-cell>
              <table:table-cell office:value-type="string">
                <text:p>WkHCA</text:p>
                <draw:g>
                  <svg:desc>CAUSE.C47:CAUSE.C47</svg:desc>
                </draw:g>
              </table:table-cell>
              <table:table-cell office:value-type="string">
                <text:p>GrnWkHCA</text:p>
                <draw:g>
                  <svg:desc>CAUSE.D47:CAUSE.D47</svg:desc>
                </draw:g>
              </table:table-cell>
              <table:table-cell office:value-type="string">
                <text:p>StrHCA</text:p>
                <draw:g>
                  <svg:desc>CAUSE.F47:CAUSE.F47</svg:desc>
                </draw:g>
              </table:table-cell>
              <table:table-cell office:value-type="string">
                <text:p>GrnStrHCA</text:p>
                <draw:g>
                  <svg:desc>CAUSE.H47:CAUSE.H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8:CAUSE.A67</svg:desc>
                </draw:g>
              </table:table-cell>
              <table:table-cell office:value-type="float" office:value="NaN">
                <text:p>NaN</text:p>
                <draw:g>
                  <svg:desc>CAUSE.B48:CAUSE.B67</svg:desc>
                </draw:g>
              </table:table-cell>
              <table:table-cell office:value-type="float" office:value="NaN">
                <text:p>NaN</text:p>
                <draw:g>
                  <svg:desc>CAUSE.C48:CAUSE.C67</svg:desc>
                </draw:g>
              </table:table-cell>
              <table:table-cell office:value-type="float" office:value="NaN">
                <text:p>NaN</text:p>
                <draw:g>
                  <svg:desc>CAUSE.D48:CAUSE.D67</svg:desc>
                </draw:g>
              </table:table-cell>
              <table:table-cell office:value-type="float" office:value="NaN">
                <text:p>NaN</text:p>
                <draw:g>
                  <svg:desc>CAUSE.F48:CAUSE.F67</svg:desc>
                </draw:g>
              </table:table-cell>
              <table:table-cell office:value-type="float" office:value="NaN">
                <text:p>NaN</text:p>
                <draw:g>
                  <svg:desc>CAUSE.H48:CAUSE.H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bottom" svg:x="5.065cm" svg:y="8.401cm" style:legend-expansion="wide" chart:style-name="ch2"/>
        <chart:plot-area chart:style-name="ch3" table:cell-range-address="'USER-TEXT'.A1:'USER-TEXT'.C21" chart:data-source-has-labels="both" svg:x="1.331cm" svg:y="0.18cm" svg:width="13.479cm" svg:height="6.876cm">
          <chartooo:coordinate-region svg:x="2.614cm" svg:y="0.379cm" svg:width="11.097cm" svg:height="6.03cm"/>
          <chart:axis chart:dimension="x" chart:name="primary-x" chart:style-name="ch4" chartooo:axis-type="auto">
            <chartooo:date-scale/>
            <chart:title svg:x="6.796cm" svg:y="7.236cm" chart:style-name="ch5">
              <text:p>Minimum Tweets</text:p>
            </chart:title>
            <chart:categories table:cell-range-address="'USER-TEXT'.A2:'USER-TEXT'.A21"/>
          </chart:axis>
          <chart:axis chart:dimension="y" chart:name="primary-y" chart:style-name="ch6">
            <chart:title svg:x="0.451cm" svg:y="4.588cm" chart:style-name="ch7">
              <text:p>Tweet Count</text:p>
            </chart:title>
            <chart:grid chart:style-name="ch8" chart:class="major"/>
          </chart:axis>
          <chart:axis chart:dimension="y" chart:name="secondary-y" chart:style-name="ch9">
            <chart:title svg:x="15.13cm" svg:y="4.495cm" chart:style-name="ch7">
              <text:p>User Count</text:p>
            </chart:title>
          </chart:axis>
          <chart:series chart:attached-axis="primary-y" chart:style-name="ch10" chart:values-cell-range-address="'USER-TEXT'.B2:'USER-TEXT'.B21" chart:label-cell-address="'USER-TEXT'.B1:'USER-TEXT'.B1" chart:class="chart:line">
            <chart:data-point chart:repeated="20"/>
          </chart:series>
          <chart:series chart:attached-axis="secondary-y" chart:style-name="ch11" chart:values-cell-range-address="'USER-TEXT'.C2:'USER-TEXT'.C21" chart:label-cell-address="'USER-TEXT'.C1:'USER-TEXT'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TEXT'.B1:'USER-TEXT'.B1</svg:desc>
                </draw:g>
              </table:table-cell>
              <table:table-cell office:value-type="string">
                <text:p>Users</text:p>
                <draw:g>
                  <svg:desc>'USER-TEXT'.C1:'USER-TEX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SER-TEXT'.A2:'USER-TEXT'.A21</svg:desc>
                </draw:g>
              </table:table-cell>
              <table:table-cell office:value-type="float" office:value="NaN">
                <text:p>NaN</text:p>
                <draw:g>
                  <svg:desc>'USER-TEXT'.B2:'USER-TEXT'.B21</svg:desc>
                </draw:g>
              </table:table-cell>
              <table:table-cell office:value-type="float" office:value="NaN">
                <text:p>NaN</text:p>
                <draw:g>
                  <svg:desc>'USER-TEXT'.C2:'USER-TEXT'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38">
                <text:p>4403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204">
                <text:p>3920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408">
                <text:p>36408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40">
                <text:p>340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090">
                <text:p>3209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269">
                <text:p>2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48cm" svg:y="3.454cm" style:legend-expansion="high" chart:style-name="ch2"/>
        <chart:plot-area chart:style-name="ch3" table:cell-range-address="CAUSE.A139:CAUSE.E158 CAUSE.B138:CAUSE.E138" chart:data-source-has-labels="both" svg:x="0.32cm" svg:y="0.18cm" svg:width="11.708cm" svg:height="8.64cm">
          <chartooo:coordinate-region svg:x="1.735cm" svg:y="0.18cm" svg:width="9.195cm" svg:height="6.657cm"/>
          <chart:axis chart:dimension="x" chart:name="primary-x" chart:style-name="ch4" chartooo:axis-type="auto">
            <chartooo:date-scale/>
            <chart:categories table:cell-range-address="CAUSE.A139:CAUSE.A15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39:CAUSE.B158" chart:label-cell-address="CAUSE.B138:CAUSE.B138" chart:class="chart:line">
            <chart:data-point chart:repeated="20"/>
          </chart:series>
          <chart:series chart:attached-axis="primary-y" chart:style-name="ch9" chart:values-cell-range-address="CAUSE.C139:CAUSE.C158" chart:label-cell-address="CAUSE.C138:CAUSE.C138" chart:class="chart:line">
            <chart:data-point chart:repeated="20"/>
          </chart:series>
          <chart:series chart:attached-axis="primary-y" chart:style-name="ch10" chart:values-cell-range-address="CAUSE.D139:CAUSE.D158" chart:label-cell-address="CAUSE.D138:CAUSE.D138" chart:class="chart:line">
            <chart:data-point chart:repeated="20"/>
          </chart:series>
          <chart:series chart:attached-axis="primary-y" chart:style-name="ch11" chart:values-cell-range-address="CAUSE.E139:CAUSE.E158" chart:label-cell-address="CAUSE.E138:CAUSE.E13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AUSE.B138:CAUSE.B138</svg:desc>
                </draw:g>
              </table:table-cell>
              <table:table-cell office:value-type="string">
                <text:p/>
                <draw:g>
                  <svg:desc>CAUSE.C138:CAUSE.C138</svg:desc>
                </draw:g>
              </table:table-cell>
              <table:table-cell office:value-type="string">
                <text:p/>
                <draw:g>
                  <svg:desc>CAUSE.D138:CAUSE.D138</svg:desc>
                </draw:g>
              </table:table-cell>
              <table:table-cell office:value-type="string">
                <text:p/>
                <draw:g>
                  <svg:desc>CAUSE.E138:CAUSE.E1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 Tweets</text:p>
                <draw:g>
                  <svg:desc>CAUSE.A139:CAUSE.A158</svg:desc>
                </draw:g>
              </table:table-cell>
              <table:table-cell office:value-type="float" office:value="NaN">
                <text:p>NaN</text:p>
                <draw:g>
                  <svg:desc>CAUSE.B139:CAUSE.B158</svg:desc>
                </draw:g>
              </table:table-cell>
              <table:table-cell office:value-type="float" office:value="NaN">
                <text:p>NaN</text:p>
                <draw:g>
                  <svg:desc>CAUSE.C139:CAUSE.C158</svg:desc>
                </draw:g>
              </table:table-cell>
              <table:table-cell office:value-type="float" office:value="NaN">
                <text:p>NaN</text:p>
                <draw:g>
                  <svg:desc>CAUSE.D139:CAUSE.D158</svg:desc>
                </draw:g>
              </table:table-cell>
              <table:table-cell office:value-type="float" office:value="NaN">
                <text:p>NaN</text:p>
                <draw:g>
                  <svg:desc>CAUSE.E139:CAUSE.E15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48cm" svg:y="3.454cm" style:legend-expansion="high" chart:style-name="ch2"/>
        <chart:plot-area chart:style-name="ch3" table:cell-range-address="CAUSE.A162:CAUSE.E181 CAUSE.B161:CAUSE.E161" chart:data-source-has-labels="both" svg:x="0.32cm" svg:y="0.18cm" svg:width="11.708cm" svg:height="8.64cm">
          <chartooo:coordinate-region svg:x="1.735cm" svg:y="0.18cm" svg:width="9.195cm" svg:height="6.656cm"/>
          <chart:axis chart:dimension="x" chart:name="primary-x" chart:style-name="ch4" chartooo:axis-type="auto">
            <chartooo:date-scale/>
            <chart:categories table:cell-range-address="CAUSE.A162:CAUSE.A18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62:CAUSE.B181" chart:label-cell-address="CAUSE.B161:CAUSE.B161" chart:class="chart:line">
            <chart:data-point chart:repeated="20"/>
          </chart:series>
          <chart:series chart:attached-axis="primary-y" chart:style-name="ch9" chart:values-cell-range-address="CAUSE.C162:CAUSE.C181" chart:label-cell-address="CAUSE.C161:CAUSE.C161" chart:class="chart:line">
            <chart:data-point chart:repeated="20"/>
          </chart:series>
          <chart:series chart:attached-axis="primary-y" chart:style-name="ch10" chart:values-cell-range-address="CAUSE.D162:CAUSE.D181" chart:label-cell-address="CAUSE.D161:CAUSE.D161" chart:class="chart:line">
            <chart:data-point chart:repeated="20"/>
          </chart:series>
          <chart:series chart:attached-axis="primary-y" chart:style-name="ch11" chart:values-cell-range-address="CAUSE.E162:CAUSE.E181" chart:label-cell-address="CAUSE.E161:CAUSE.E16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AUSE.B161:CAUSE.B161</svg:desc>
                </draw:g>
              </table:table-cell>
              <table:table-cell office:value-type="string">
                <text:p/>
                <draw:g>
                  <svg:desc>CAUSE.C161:CAUSE.C161</svg:desc>
                </draw:g>
              </table:table-cell>
              <table:table-cell office:value-type="string">
                <text:p/>
                <draw:g>
                  <svg:desc>CAUSE.D161:CAUSE.D161</svg:desc>
                </draw:g>
              </table:table-cell>
              <table:table-cell office:value-type="string">
                <text:p/>
                <draw:g>
                  <svg:desc>CAUSE.E161:CAUSE.E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 Tweets</text:p>
                <draw:g>
                  <svg:desc>CAUSE.A162:CAUSE.A181</svg:desc>
                </draw:g>
              </table:table-cell>
              <table:table-cell office:value-type="float" office:value="NaN">
                <text:p>NaN</text:p>
                <draw:g>
                  <svg:desc>CAUSE.B162:CAUSE.B181</svg:desc>
                </draw:g>
              </table:table-cell>
              <table:table-cell office:value-type="float" office:value="NaN">
                <text:p>NaN</text:p>
                <draw:g>
                  <svg:desc>CAUSE.C162:CAUSE.C181</svg:desc>
                </draw:g>
              </table:table-cell>
              <table:table-cell office:value-type="float" office:value="NaN">
                <text:p>NaN</text:p>
                <draw:g>
                  <svg:desc>CAUSE.D162:CAUSE.D181</svg:desc>
                </draw:g>
              </table:table-cell>
              <table:table-cell office:value-type="float" office:value="NaN">
                <text:p>NaN</text:p>
                <draw:g>
                  <svg:desc>CAUSE.E162:CAUSE.E18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186:CAUSE.B205 CAUSE.B185:CAUSE.B185 CAUSE.F185:CAUSE.F205 CAUSE.H185:CAUSE.I205" chart:data-source-has-labels="both" svg:x="0.32cm" svg:y="0.18cm" svg:width="11.496cm" svg:height="8.64cm">
          <chartooo:coordinate-region svg:x="1.734cm" svg:y="0.379cm" svg:width="8.983cm" svg:height="7.794cm"/>
          <chart:axis chart:dimension="x" chart:name="primary-x" chart:style-name="ch4" chartooo:axis-type="auto">
            <chartooo:date-scale/>
            <chart:categories table:cell-range-address="CAUSE.A186:CAUSE.A20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86:CAUSE.B205" chart:label-cell-address="CAUSE.B185:CAUSE.B185" chart:class="chart:line">
            <chart:data-point chart:repeated="20"/>
          </chart:series>
          <chart:series chart:attached-axis="primary-y" chart:style-name="ch9" chart:values-cell-range-address="CAUSE.F186:CAUSE.F205" chart:label-cell-address="CAUSE.F185:CAUSE.F185" chart:class="chart:line">
            <chart:data-point chart:repeated="20"/>
          </chart:series>
          <chart:series chart:attached-axis="primary-y" chart:style-name="ch10" chart:values-cell-range-address="CAUSE.H186:CAUSE.H205" chart:label-cell-address="CAUSE.H185:CAUSE.H185" chart:class="chart:line">
            <chart:data-point chart:repeated="20"/>
          </chart:series>
          <chart:series chart:attached-axis="primary-y" chart:style-name="ch11" chart:values-cell-range-address="CAUSE.I186:CAUSE.I205" chart:label-cell-address="CAUSE.I185:CAUSE.I18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85:CAUSE.B185</svg:desc>
                </draw:g>
              </table:table-cell>
              <table:table-cell office:value-type="string">
                <text:p>StrHCA</text:p>
                <draw:g>
                  <svg:desc>CAUSE.F185:CAUSE.F185</svg:desc>
                </draw:g>
              </table:table-cell>
              <table:table-cell office:value-type="string">
                <text:p>GrnStrHCA</text:p>
                <draw:g>
                  <svg:desc>CAUSE.H185:CAUSE.H185</svg:desc>
                </draw:g>
              </table:table-cell>
              <table:table-cell office:value-type="string">
                <text:p>DnrStrHCA</text:p>
                <draw:g>
                  <svg:desc>CAUSE.I185:CAUSE.I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86:CAUSE.A205</svg:desc>
                </draw:g>
              </table:table-cell>
              <table:table-cell office:value-type="float" office:value="NaN">
                <text:p>NaN</text:p>
                <draw:g>
                  <svg:desc>CAUSE.B186:CAUSE.B205</svg:desc>
                </draw:g>
              </table:table-cell>
              <table:table-cell office:value-type="float" office:value="NaN">
                <text:p>NaN</text:p>
                <draw:g>
                  <svg:desc>CAUSE.F186:CAUSE.F205</svg:desc>
                </draw:g>
              </table:table-cell>
              <table:table-cell office:value-type="float" office:value="NaN">
                <text:p>NaN</text:p>
                <draw:g>
                  <svg:desc>CAUSE.H186:CAUSE.H205</svg:desc>
                </draw:g>
              </table:table-cell>
              <table:table-cell office:value-type="float" office:value="NaN">
                <text:p>NaN</text:p>
                <draw:g>
                  <svg:desc>CAUSE.I186:CAUSE.I2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209:CAUSE.B228 CAUSE.B208:CAUSE.B208 CAUSE.F208:CAUSE.F228 CAUSE.H208:CAUSE.I228" chart:data-source-has-labels="both" svg:x="0.32cm" svg:y="0.18cm" svg:width="11.496cm" svg:height="8.64cm">
          <chartooo:coordinate-region svg:x="1.55cm" svg:y="0.379cm" svg:width="9.168cm" svg:height="7.794cm"/>
          <chart:axis chart:dimension="x" chart:name="primary-x" chart:style-name="ch4" chartooo:axis-type="auto">
            <chartooo:date-scale/>
            <chart:categories table:cell-range-address="CAUSE.A209:CAUSE.A22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09:CAUSE.B228" chart:label-cell-address="CAUSE.B208:CAUSE.B208" chart:class="chart:line">
            <chart:data-point chart:repeated="20"/>
          </chart:series>
          <chart:series chart:attached-axis="primary-y" chart:style-name="ch9" chart:values-cell-range-address="CAUSE.F209:CAUSE.F228" chart:label-cell-address="CAUSE.F208:CAUSE.F208" chart:class="chart:line">
            <chart:data-point chart:repeated="20"/>
          </chart:series>
          <chart:series chart:attached-axis="primary-y" chart:style-name="ch10" chart:values-cell-range-address="CAUSE.H209:CAUSE.H228" chart:label-cell-address="CAUSE.H208:CAUSE.H208" chart:class="chart:line">
            <chart:data-point chart:repeated="20"/>
          </chart:series>
          <chart:series chart:attached-axis="primary-y" chart:style-name="ch11" chart:values-cell-range-address="CAUSE.I209:CAUSE.I228" chart:label-cell-address="CAUSE.I208:CAUSE.I20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08:CAUSE.B208</svg:desc>
                </draw:g>
              </table:table-cell>
              <table:table-cell office:value-type="string">
                <text:p>StrNCA</text:p>
                <draw:g>
                  <svg:desc>CAUSE.F208:CAUSE.F208</svg:desc>
                </draw:g>
              </table:table-cell>
              <table:table-cell office:value-type="string">
                <text:p>GrnStrNCA</text:p>
                <draw:g>
                  <svg:desc>CAUSE.H208:CAUSE.H208</svg:desc>
                </draw:g>
              </table:table-cell>
              <table:table-cell office:value-type="string">
                <text:p>DnrStrNCA</text:p>
                <draw:g>
                  <svg:desc>CAUSE.I208:CAUSE.I2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09:CAUSE.A228</svg:desc>
                </draw:g>
              </table:table-cell>
              <table:table-cell office:value-type="float" office:value="NaN">
                <text:p>NaN</text:p>
                <draw:g>
                  <svg:desc>CAUSE.B209:CAUSE.B228</svg:desc>
                </draw:g>
              </table:table-cell>
              <table:table-cell office:value-type="float" office:value="NaN">
                <text:p>NaN</text:p>
                <draw:g>
                  <svg:desc>CAUSE.F209:CAUSE.F228</svg:desc>
                </draw:g>
              </table:table-cell>
              <table:table-cell office:value-type="float" office:value="NaN">
                <text:p>NaN</text:p>
                <draw:g>
                  <svg:desc>CAUSE.H209:CAUSE.H228</svg:desc>
                </draw:g>
              </table:table-cell>
              <table:table-cell office:value-type="float" office:value="NaN">
                <text:p>NaN</text:p>
                <draw:g>
                  <svg:desc>CAUSE.I209:CAUSE.I2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71:CAUSE.D90 CAUSE.B70:CAUSE.D70 CAUSE.F70:CAUSE.F90 CAUSE.H70:CAUSE.H90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71:CAUSE.A9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71:CAUSE.B90" chart:label-cell-address="CAUSE.B70:CAUSE.B70" chart:class="chart:line">
            <chart:data-point chart:repeated="20"/>
          </chart:series>
          <chart:series chart:attached-axis="primary-y" chart:style-name="ch9" chart:values-cell-range-address="CAUSE.C71:CAUSE.C90" chart:label-cell-address="CAUSE.C70:CAUSE.C70" chart:class="chart:line">
            <chart:data-point chart:repeated="20"/>
          </chart:series>
          <chart:series chart:attached-axis="primary-y" chart:style-name="ch10" chart:values-cell-range-address="CAUSE.D71:CAUSE.D90" chart:label-cell-address="CAUSE.D70:CAUSE.D70" chart:class="chart:line">
            <chart:data-point chart:repeated="20"/>
          </chart:series>
          <chart:series chart:attached-axis="primary-y" chart:style-name="ch11" chart:values-cell-range-address="CAUSE.F71:CAUSE.F90" chart:label-cell-address="CAUSE.F70:CAUSE.F70" chart:class="chart:line">
            <chart:data-point chart:repeated="20"/>
          </chart:series>
          <chart:series chart:attached-axis="primary-y" chart:style-name="ch12" chart:values-cell-range-address="CAUSE.H71:CAUSE.H90" chart:label-cell-address="CAUSE.H70:CAUSE.H7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70:CAUSE.B70</svg:desc>
                </draw:g>
              </table:table-cell>
              <table:table-cell office:value-type="string">
                <text:p>WkNCA</text:p>
                <draw:g>
                  <svg:desc>CAUSE.C70:CAUSE.C70</svg:desc>
                </draw:g>
              </table:table-cell>
              <table:table-cell office:value-type="string">
                <text:p>GrnWkNCA</text:p>
                <draw:g>
                  <svg:desc>CAUSE.D70:CAUSE.D70</svg:desc>
                </draw:g>
              </table:table-cell>
              <table:table-cell office:value-type="string">
                <text:p>StrNCA</text:p>
                <draw:g>
                  <svg:desc>CAUSE.F70:CAUSE.F70</svg:desc>
                </draw:g>
              </table:table-cell>
              <table:table-cell office:value-type="string">
                <text:p>GrnStrNCA</text:p>
                <draw:g>
                  <svg:desc>CAUSE.H70:CAUSE.H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71:CAUSE.A90</svg:desc>
                </draw:g>
              </table:table-cell>
              <table:table-cell office:value-type="float" office:value="NaN">
                <text:p>NaN</text:p>
                <draw:g>
                  <svg:desc>CAUSE.B71:CAUSE.B90</svg:desc>
                </draw:g>
              </table:table-cell>
              <table:table-cell office:value-type="float" office:value="NaN">
                <text:p>NaN</text:p>
                <draw:g>
                  <svg:desc>CAUSE.C71:CAUSE.C90</svg:desc>
                </draw:g>
              </table:table-cell>
              <table:table-cell office:value-type="float" office:value="NaN">
                <text:p>NaN</text:p>
                <draw:g>
                  <svg:desc>CAUSE.D71:CAUSE.D90</svg:desc>
                </draw:g>
              </table:table-cell>
              <table:table-cell office:value-type="float" office:value="NaN">
                <text:p>NaN</text:p>
                <draw:g>
                  <svg:desc>CAUSE.F71:CAUSE.F90</svg:desc>
                </draw:g>
              </table:table-cell>
              <table:table-cell office:value-type="float" office:value="NaN">
                <text:p>NaN</text:p>
                <draw:g>
                  <svg:desc>CAUSE.H71:CAUSE.H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5:CAUSE.I44 CAUSE.B24:CAUSE.I2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94:CAUSE.C113 CAUSE.B93:CAUSE.C93 CAUSE.E93:CAUSE.F113 CAUSE.I93:CAUSE.I113" chart:data-source-has-labels="both" svg:x="0.32cm" svg:y="0.18cm" svg:width="11.47cm" svg:height="8.64cm">
          <chartooo:coordinate-region svg:x="1.735cm" svg:y="0.379cm" svg:width="8.957cm" svg:height="7.794cm"/>
          <chart:axis chart:dimension="x" chart:name="primary-x" chart:style-name="ch4" chartooo:axis-type="auto">
            <chartooo:date-scale/>
            <chart:categories table:cell-range-address="CAUSE.A94:CAUSE.A1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94:CAUSE.B113" chart:label-cell-address="CAUSE.B93:CAUSE.B93" chart:class="chart:line">
            <chart:data-point chart:repeated="20"/>
          </chart:series>
          <chart:series chart:attached-axis="primary-y" chart:style-name="ch9" chart:values-cell-range-address="CAUSE.C94:CAUSE.C113" chart:label-cell-address="CAUSE.C93:CAUSE.C93" chart:class="chart:line">
            <chart:data-point chart:repeated="20"/>
          </chart:series>
          <chart:series chart:attached-axis="primary-y" chart:style-name="ch10" chart:values-cell-range-address="CAUSE.E94:CAUSE.E113" chart:label-cell-address="CAUSE.E93:CAUSE.E93" chart:class="chart:line">
            <chart:data-point chart:repeated="20"/>
          </chart:series>
          <chart:series chart:attached-axis="primary-y" chart:style-name="ch11" chart:values-cell-range-address="CAUSE.F94:CAUSE.F113" chart:label-cell-address="CAUSE.F93:CAUSE.F93" chart:class="chart:line">
            <chart:data-point chart:repeated="20"/>
          </chart:series>
          <chart:series chart:attached-axis="primary-y" chart:style-name="ch12" chart:values-cell-range-address="CAUSE.I94:CAUSE.I113" chart:label-cell-address="CAUSE.I93:CAUSE.I9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93:CAUSE.B93</svg:desc>
                </draw:g>
              </table:table-cell>
              <table:table-cell office:value-type="string">
                <text:p>WkHCA</text:p>
                <draw:g>
                  <svg:desc>CAUSE.C93:CAUSE.C93</svg:desc>
                </draw:g>
              </table:table-cell>
              <table:table-cell office:value-type="string">
                <text:p>DnrWkHCA</text:p>
                <draw:g>
                  <svg:desc>CAUSE.E93:CAUSE.E93</svg:desc>
                </draw:g>
              </table:table-cell>
              <table:table-cell office:value-type="string">
                <text:p>StrHCA</text:p>
                <draw:g>
                  <svg:desc>CAUSE.F93:CAUSE.F93</svg:desc>
                </draw:g>
              </table:table-cell>
              <table:table-cell office:value-type="string">
                <text:p>DnrStrHCA</text:p>
                <draw:g>
                  <svg:desc>CAUSE.I93:CAUSE.I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94:CAUSE.A113</svg:desc>
                </draw:g>
              </table:table-cell>
              <table:table-cell office:value-type="float" office:value="NaN">
                <text:p>NaN</text:p>
                <draw:g>
                  <svg:desc>CAUSE.B94:CAUSE.B113</svg:desc>
                </draw:g>
              </table:table-cell>
              <table:table-cell office:value-type="float" office:value="NaN">
                <text:p>NaN</text:p>
                <draw:g>
                  <svg:desc>CAUSE.C94:CAUSE.C113</svg:desc>
                </draw:g>
              </table:table-cell>
              <table:table-cell office:value-type="float" office:value="NaN">
                <text:p>NaN</text:p>
                <draw:g>
                  <svg:desc>CAUSE.E94:CAUSE.E113</svg:desc>
                </draw:g>
              </table:table-cell>
              <table:table-cell office:value-type="float" office:value="NaN">
                <text:p>NaN</text:p>
                <draw:g>
                  <svg:desc>CAUSE.F94:CAUSE.F113</svg:desc>
                </draw:g>
              </table:table-cell>
              <table:table-cell office:value-type="float" office:value="NaN">
                <text:p>NaN</text:p>
                <draw:g>
                  <svg:desc>CAUSE.I94:CAUSE.I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117:CAUSE.C136 CAUSE.B116:CAUSE.C116 CAUSE.E116:CAUSE.F136 CAUSE.I116:CAUSE.I136" chart:data-source-has-labels="both" svg:x="0.32cm" svg:y="0.18cm" svg:width="11.47cm" svg:height="8.64cm">
          <chartooo:coordinate-region svg:x="1.735cm" svg:y="0.38cm" svg:width="8.957cm" svg:height="7.793cm"/>
          <chart:axis chart:dimension="x" chart:name="primary-x" chart:style-name="ch4" chartooo:axis-type="auto">
            <chartooo:date-scale/>
            <chart:categories table:cell-range-address="CAUSE.A117:CAUSE.A13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17:CAUSE.B136" chart:label-cell-address="CAUSE.B116:CAUSE.B116" chart:class="chart:line">
            <chart:data-point chart:repeated="20"/>
          </chart:series>
          <chart:series chart:attached-axis="primary-y" chart:style-name="ch9" chart:values-cell-range-address="CAUSE.C117:CAUSE.C136" chart:label-cell-address="CAUSE.C116:CAUSE.C116" chart:class="chart:line">
            <chart:data-point chart:repeated="20"/>
          </chart:series>
          <chart:series chart:attached-axis="primary-y" chart:style-name="ch10" chart:values-cell-range-address="CAUSE.E117:CAUSE.E136" chart:label-cell-address="CAUSE.E116:CAUSE.E116" chart:class="chart:line">
            <chart:data-point chart:repeated="20"/>
          </chart:series>
          <chart:series chart:attached-axis="primary-y" chart:style-name="ch11" chart:values-cell-range-address="CAUSE.F117:CAUSE.F136" chart:label-cell-address="CAUSE.F116:CAUSE.F116" chart:class="chart:line">
            <chart:data-point chart:repeated="20"/>
          </chart:series>
          <chart:series chart:attached-axis="primary-y" chart:style-name="ch12" chart:values-cell-range-address="CAUSE.I117:CAUSE.I136" chart:label-cell-address="CAUSE.I116:CAUSE.I11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16:CAUSE.B116</svg:desc>
                </draw:g>
              </table:table-cell>
              <table:table-cell office:value-type="string">
                <text:p>WkNCA</text:p>
                <draw:g>
                  <svg:desc>CAUSE.C116:CAUSE.C116</svg:desc>
                </draw:g>
              </table:table-cell>
              <table:table-cell office:value-type="string">
                <text:p>DnrWkNCA</text:p>
                <draw:g>
                  <svg:desc>CAUSE.E116:CAUSE.E116</svg:desc>
                </draw:g>
              </table:table-cell>
              <table:table-cell office:value-type="string">
                <text:p>StrNCA</text:p>
                <draw:g>
                  <svg:desc>CAUSE.F116:CAUSE.F116</svg:desc>
                </draw:g>
              </table:table-cell>
              <table:table-cell office:value-type="string">
                <text:p>DnrStrNCA</text:p>
                <draw:g>
                  <svg:desc>CAUSE.I116:CAUSE.I1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17:CAUSE.A136</svg:desc>
                </draw:g>
              </table:table-cell>
              <table:table-cell office:value-type="float" office:value="NaN">
                <text:p>NaN</text:p>
                <draw:g>
                  <svg:desc>CAUSE.B117:CAUSE.B136</svg:desc>
                </draw:g>
              </table:table-cell>
              <table:table-cell office:value-type="float" office:value="NaN">
                <text:p>NaN</text:p>
                <draw:g>
                  <svg:desc>CAUSE.C117:CAUSE.C136</svg:desc>
                </draw:g>
              </table:table-cell>
              <table:table-cell office:value-type="float" office:value="NaN">
                <text:p>NaN</text:p>
                <draw:g>
                  <svg:desc>CAUSE.E117:CAUSE.E136</svg:desc>
                </draw:g>
              </table:table-cell>
              <table:table-cell office:value-type="float" office:value="NaN">
                <text:p>NaN</text:p>
                <draw:g>
                  <svg:desc>CAUSE.F117:CAUSE.F136</svg:desc>
                </draw:g>
              </table:table-cell>
              <table:table-cell office:value-type="float" office:value="NaN">
                <text:p>NaN</text:p>
                <draw:g>
                  <svg:desc>CAUSE.I117:CAUSE.I1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bottom" svg:x="4.901cm" svg:y="8.401cm" style:legend-expansion="wide" chart:style-name="ch2"/>
        <chart:plot-area chart:style-name="ch3" table:cell-range-address="'USER-TEXT'.B24:'USER-TEXT'.D44" chart:data-source-has-labels="row" svg:x="1.331cm" svg:y="0.18cm" svg:width="13.479cm" svg:height="6.876cm">
          <chartooo:coordinate-region svg:x="2.323cm" svg:y="0.379cm" svg:width="11.494cm" svg:height="6.03cm"/>
          <chart:axis chart:dimension="x" chart:name="primary-x" chart:style-name="ch4">
            <chart:title svg:x="6.796cm" svg:y="7.236cm" chart:style-name="ch5">
              <text:p>Minimum Tweets</text:p>
            </chart:title>
          </chart:axis>
          <chart:axis chart:dimension="y" chart:name="primary-y" chart:style-name="ch6">
            <chart:title svg:x="0.451cm" svg:y="4.588cm" chart:style-name="ch7">
              <text:p>Tweet Count</text:p>
            </chart:title>
            <chart:grid chart:style-name="ch8" chart:class="major"/>
          </chart:axis>
          <chart:axis chart:dimension="y" chart:name="secondary-y" chart:style-name="ch9">
            <chart:title svg:x="15.13cm" svg:y="4.495cm" chart:style-name="ch7">
              <text:p>User Count</text:p>
            </chart:title>
          </chart:axis>
          <chart:series chart:attached-axis="primary-y" chart:style-name="ch10" chart:values-cell-range-address="'USER-TEXT'.B25:'USER-TEXT'.B44" chart:label-cell-address="'USER-TEXT'.B24:'USER-TEXT'.B24" chart:class="chart:line">
            <chart:data-point chart:repeated="20"/>
          </chart:series>
          <chart:series chart:attached-axis="primary-y" chart:style-name="ch11" chart:values-cell-range-address="'USER-TEXT'.C25:'USER-TEXT'.C44" chart:label-cell-address="'USER-TEXT'.C24:'USER-TEXT'.C24" chart:class="chart:line">
            <chart:data-point chart:repeated="20"/>
          </chart:series>
          <chart:series chart:attached-axis="primary-y" chart:style-name="ch12" chart:values-cell-range-address="'USER-TEXT'.D25:'USER-TEXT'.D44" chart:label-cell-address="'USER-TEXT'.D24:'USER-TEXT'.D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TEXT'.B24:'USER-TEXT'.B24</svg:desc>
                </draw:g>
              </table:table-cell>
              <table:table-cell office:value-type="string">
                <text:p>Green</text:p>
                <draw:g>
                  <svg:desc>'USER-TEXT'.C24:'USER-TEXT'.C24</svg:desc>
                </draw:g>
              </table:table-cell>
              <table:table-cell office:value-type="string">
                <text:p>Denier</text:p>
                <draw:g>
                  <svg:desc>'USER-TEXT'.D24:'USER-TEXT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TEXT'.B25:'USER-TEXT'.B44</svg:desc>
                </draw:g>
              </table:table-cell>
              <table:table-cell office:value-type="float" office:value="NaN">
                <text:p>NaN</text:p>
                <draw:g>
                  <svg:desc>'USER-TEXT'.C25:'USER-TEXT'.C44</svg:desc>
                </draw:g>
              </table:table-cell>
              <table:table-cell office:value-type="float" office:value="NaN">
                <text:p>NaN</text:p>
                <draw:g>
                  <svg:desc>'USER-TEXT'.D25:'USER-TEXT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330">
                <text:p>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302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1109182433605">
                <text:p>0.011109182433605</text:p>
              </table:table-cell>
              <table:table-cell office:value-type="float" office:value="0.001909390730776">
                <text:p>0.001909390730776</text:p>
              </table:table-cell>
              <table:table-cell office:value-type="float" office:value="0.004860267314702">
                <text:p>0.004860267314702</text:p>
              </table:table-cell>
              <table:table-cell office:value-type="float" office:value="0.004686686339177">
                <text:p>0.004686686339177</text:p>
              </table:table-cell>
              <table:table-cell office:value-type="float" office:value="0.003471619510502">
                <text:p>0.003471619510502</text:p>
              </table:table-cell>
              <table:table-cell office:value-type="float" office:value="0.000867904877625">
                <text:p>0.000867904877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1:'ENV-ECON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5:'ENV-ECON'.I44 'ENV-ECON'.B24:'ENV-ECON'.I2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886478042007">
                <text:p>0.01388647804200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331886825204">
                <text:p>0.0083318868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1:INFERENCE.H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4:INFERENCE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DENIER.A2:DENIER.H21 DENIER.B1:DENIER.H1" chart:data-source-has-labels="both" svg:x="0.32cm" svg:y="0.18cm" svg:width="11.375cm" svg:height="8.64cm">
          <chartooo:coordinate-region svg:x="1.418cm" svg:y="0.38cm" svg:width="9.178cm" svg:height="7.793cm"/>
          <chart:axis chart:dimension="x" chart:name="primary-x" chart:style-name="ch4" chartooo:axis-type="auto">
            <chartooo:date-scale/>
            <chart:categories table:cell-range-address="DENIER.A2:DENIER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:DENIER.B21" chart:label-cell-address="DENIER.B1:DENIER.B1" chart:class="chart:line">
            <chart:data-point chart:repeated="20"/>
          </chart:series>
          <chart:series chart:attached-axis="primary-y" chart:style-name="ch9" chart:values-cell-range-address="DENIER.C2:DENIER.C21" chart:label-cell-address="DENIER.C1:DENIER.C1" chart:class="chart:line">
            <chart:data-point chart:repeated="20"/>
          </chart:series>
          <chart:series chart:attached-axis="primary-y" chart:style-name="ch10" chart:values-cell-range-address="DENIER.D2:DENIER.D21" chart:label-cell-address="DENIER.D1:DENIER.D1" chart:class="chart:line">
            <chart:data-point chart:repeated="20"/>
          </chart:series>
          <chart:series chart:attached-axis="primary-y" chart:style-name="ch11" chart:values-cell-range-address="DENIER.E2:DENIER.E21" chart:label-cell-address="DENIER.E1:DENIER.E1" chart:class="chart:line">
            <chart:data-point chart:repeated="20"/>
          </chart:series>
          <chart:series chart:attached-axis="primary-y" chart:style-name="ch12" chart:values-cell-range-address="DENIER.F2:DENIER.F21" chart:label-cell-address="DENIER.F1:DENIER.F1" chart:class="chart:line">
            <chart:data-point chart:repeated="20"/>
          </chart:series>
          <chart:series chart:attached-axis="primary-y" chart:style-name="ch13" chart:values-cell-range-address="DENIER.G2:DENIER.G21" chart:label-cell-address="DENIER.G1:DENIER.G1" chart:class="chart:line">
            <chart:data-point chart:repeated="20"/>
          </chart:series>
          <chart:series chart:attached-axis="primary-y" chart:style-name="ch14" chart:values-cell-range-address="DENIER.H2:DENIER.H21" chart:label-cell-address="DENIER.H1:DENIER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1:DENIER.B1</svg:desc>
                </draw:g>
              </table:table-cell>
              <table:table-cell office:value-type="string">
                <text:p>WkIGA1</text:p>
                <draw:g>
                  <svg:desc>DENIER.C1:DENIER.C1</svg:desc>
                </draw:g>
              </table:table-cell>
              <table:table-cell office:value-type="string">
                <text:p>GrnWkIGA1</text:p>
                <draw:g>
                  <svg:desc>DENIER.D1:DENIER.D1</svg:desc>
                </draw:g>
              </table:table-cell>
              <table:table-cell office:value-type="string">
                <text:p>DnrWkIGA1</text:p>
                <draw:g>
                  <svg:desc>DENIER.E1:DENIER.E1</svg:desc>
                </draw:g>
              </table:table-cell>
              <table:table-cell office:value-type="string">
                <text:p>StrIGA1</text:p>
                <draw:g>
                  <svg:desc>DENIER.F1:DENIER.F1</svg:desc>
                </draw:g>
              </table:table-cell>
              <table:table-cell office:value-type="string">
                <text:p>GrnStrIGA1</text:p>
                <draw:g>
                  <svg:desc>DENIER.G1:DENIER.G1</svg:desc>
                </draw:g>
              </table:table-cell>
              <table:table-cell office:value-type="string">
                <text:p>DnrStrIGA1</text:p>
                <draw:g>
                  <svg:desc>DENIER.H1:DENIER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:DENIER.A21</svg:desc>
                </draw:g>
              </table:table-cell>
              <table:table-cell office:value-type="float" office:value="NaN">
                <text:p>NaN</text:p>
                <draw:g>
                  <svg:desc>DENIER.B2:DENIER.B21</svg:desc>
                </draw:g>
              </table:table-cell>
              <table:table-cell office:value-type="float" office:value="NaN">
                <text:p>NaN</text:p>
                <draw:g>
                  <svg:desc>DENIER.C2:DENIER.C21</svg:desc>
                </draw:g>
              </table:table-cell>
              <table:table-cell office:value-type="float" office:value="NaN">
                <text:p>NaN</text:p>
                <draw:g>
                  <svg:desc>DENIER.D2:DENIER.D21</svg:desc>
                </draw:g>
              </table:table-cell>
              <table:table-cell office:value-type="float" office:value="NaN">
                <text:p>NaN</text:p>
                <draw:g>
                  <svg:desc>DENIER.E2:DENIER.E21</svg:desc>
                </draw:g>
              </table:table-cell>
              <table:table-cell office:value-type="float" office:value="NaN">
                <text:p>NaN</text:p>
                <draw:g>
                  <svg:desc>DENIER.F2:DENIER.F21</svg:desc>
                </draw:g>
              </table:table-cell>
              <table:table-cell office:value-type="float" office:value="NaN">
                <text:p>NaN</text:p>
                <draw:g>
                  <svg:desc>DENIER.G2:DENIER.G21</svg:desc>
                </draw:g>
              </table:table-cell>
              <table:table-cell office:value-type="float" office:value="NaN">
                <text:p>NaN</text:p>
                <draw:g>
                  <svg:desc>DENIER.H2:DENIER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">
                <text:p>0.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